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6.79cm" fo:margin-left="-0.203cm" table:align="left" style:writing-mode="lr-tb"/>
    </style:style>
    <style:style style:name="Tableau1.A" style:family="table-column">
      <style:table-column-properties style:column-width="4.064cm"/>
    </style:style>
    <style:style style:name="Tableau1.B" style:family="table-column">
      <style:table-column-properties style:column-width="2.032cm"/>
    </style:style>
    <style:style style:name="Tableau1.C" style:family="table-column">
      <style:table-column-properties style:column-width="6.604cm"/>
    </style:style>
    <style:style style:name="Tableau1.D" style:family="table-column">
      <style:table-column-properties style:column-width="4.09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1.D1" style:family="table-cell">
      <style:table-cell-properties style:vertical-align="top" fo:padding-left="0.191cm" fo:padding-right="0.191cm" fo:padding-top="0cm" fo:padding-bottom="0cm" fo:border="0.75pt solid #000000" style:writing-mode="lr-tb"/>
    </style:style>
    <style:style style:name="Tableau3" style:family="table">
      <style:table-properties style:width="17.009cm" fo:margin-left="-0.196cm" table:align="left" style:writing-mode="lr-tb"/>
    </style:style>
    <style:style style:name="Tableau3.A" style:family="table-column">
      <style:table-column-properties style:column-width="3.006cm"/>
    </style:style>
    <style:style style:name="Tableau3.B" style:family="table-column">
      <style:table-column-properties style:column-width="14.004cm"/>
    </style:style>
    <style:style style:name="Tableau3.1" style:family="table-row">
      <style:table-row-properties fo:keep-together="always"/>
    </style:style>
    <style:style style:name="Tableau3.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3.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3.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3.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3.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3.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3.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3.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au3.B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au5" style:family="table">
      <style:table-properties style:width="17.009cm" fo:margin-left="-0.272cm" table:align="left" style:writing-mode="lr-tb"/>
    </style:style>
    <style:style style:name="Tableau5.A" style:family="table-column">
      <style:table-column-properties style:column-width="5.255cm"/>
    </style:style>
    <style:style style:name="Tableau5.B" style:family="table-column">
      <style:table-column-properties style:column-width="11.755cm"/>
    </style:style>
    <style:style style:name="Tableau5.1" style:family="table-row">
      <style:table-row-properties fo:keep-together="always"/>
    </style:style>
    <style:style style:name="Tableau5.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5.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5.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5.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5.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5.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5.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5.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au5.B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au6" style:family="table">
      <style:table-properties style:width="16.933cm" fo:margin-left="-0.196cm" table:align="left" style:writing-mode="lr-tb"/>
    </style:style>
    <style:style style:name="Tableau6.A" style:family="table-column">
      <style:table-column-properties style:column-width="4.498cm"/>
    </style:style>
    <style:style style:name="Tableau6.B" style:family="table-column">
      <style:table-column-properties style:column-width="12.435cm"/>
    </style:style>
    <style:style style:name="Tableau6.1" style:family="table-row">
      <style:table-row-properties fo:keep-together="always"/>
    </style:style>
    <style:style style:name="Tableau6.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6.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6.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6.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6.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6.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6.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6.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au6.B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au14" style:family="table">
      <style:table-properties style:width="17.066cm" fo:margin-left="-0.291cm" table:align="left" style:writing-mode="lr-tb"/>
    </style:style>
    <style:style style:name="Tableau14.A" style:family="table-column">
      <style:table-column-properties style:column-width="5.272cm"/>
    </style:style>
    <style:style style:name="Tableau14.B" style:family="table-column">
      <style:table-column-properties style:column-width="11.793cm"/>
    </style:style>
    <style:style style:name="Tableau14.1" style:family="table-row">
      <style:table-row-properties fo:keep-together="always"/>
    </style:style>
    <style:style style:name="Tableau14.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14.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4.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4.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4.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4.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4.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4.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au14.B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au4" style:family="table">
      <style:table-properties style:width="17.009cm" fo:margin-left="-0.272cm" table:align="left" style:writing-mode="lr-tb"/>
    </style:style>
    <style:style style:name="Tableau4.A" style:family="table-column">
      <style:table-column-properties style:column-width="2.004cm"/>
    </style:style>
    <style:style style:name="Tableau4.B" style:family="table-column">
      <style:table-column-properties style:column-width="4.498cm"/>
    </style:style>
    <style:style style:name="Tableau4.C" style:family="table-column">
      <style:table-column-properties style:column-width="3.099cm"/>
    </style:style>
    <style:style style:name="Tableau4.D" style:family="table-column">
      <style:table-column-properties style:column-width="3.609cm"/>
    </style:style>
    <style:style style:name="Tableau4.E" style:family="table-column">
      <style:table-column-properties style:column-width="3.799cm"/>
    </style:style>
    <style:style style:name="Tableau4.1" style:family="table-row">
      <style:table-row-properties style:min-row-height="1.057cm" fo:keep-together="always"/>
    </style:style>
    <style:style style:name="Tableau4.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4.2" style:family="table-row">
      <style:table-row-properties style:min-row-height="0.871cm" fo:keep-together="always"/>
    </style:style>
    <style:style style:name="Tableau4.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4.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4.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4.D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4.E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4.3" style:family="table-row">
      <style:table-row-properties style:min-row-height="0.499cm" fo:keep-together="always"/>
    </style:style>
    <style:style style:name="Tableau4.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4.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4.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4.D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4.E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4.4" style:family="table-row">
      <style:table-row-properties style:min-row-height="0.649cm" fo:keep-together="always"/>
    </style:style>
    <style:style style:name="Tableau4.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4.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4.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4.D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4.E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21" style:family="table">
      <style:table-properties style:width="16.997cm" fo:margin-left="-0.217cm" table:align="left" style:writing-mode="lr-tb"/>
    </style:style>
    <style:style style:name="Tableau21.A" style:family="table-column">
      <style:table-column-properties style:column-width="1.942cm"/>
    </style:style>
    <style:style style:name="Tableau21.B" style:family="table-column">
      <style:table-column-properties style:column-width="4.5cm"/>
    </style:style>
    <style:style style:name="Tableau21.C" style:family="table-column">
      <style:table-column-properties style:column-width="3.103cm"/>
    </style:style>
    <style:style style:name="Tableau21.D" style:family="table-column">
      <style:table-column-properties style:column-width="3.609cm"/>
    </style:style>
    <style:style style:name="Tableau21.E" style:family="table-column">
      <style:table-column-properties style:column-width="3.844cm"/>
    </style:style>
    <style:style style:name="Tableau21.1" style:family="table-row">
      <style:table-row-properties style:min-row-height="1.057cm" fo:keep-together="always"/>
    </style:style>
    <style:style style:name="Tableau21.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21.2" style:family="table-row">
      <style:table-row-properties style:min-row-height="0.871cm" fo:keep-together="always"/>
    </style:style>
    <style:style style:name="Tableau21.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21.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1.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1.D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1.E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21.3" style:family="table-row">
      <style:table-row-properties style:min-row-height="0.499cm" fo:keep-together="always"/>
    </style:style>
    <style:style style:name="Tableau21.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2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1.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1.D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1.E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21.A4"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au21.B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1.C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1.D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1.E4"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au21.A5"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au21.B5"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1.C5"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1.D5"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1.E5"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au11" style:family="table">
      <style:table-properties style:width="17.046cm" fo:margin-left="-0.215cm" table:align="left" style:writing-mode="lr-tb"/>
    </style:style>
    <style:style style:name="Tableau11.A" style:family="table-column">
      <style:table-column-properties style:column-width="4.951cm"/>
    </style:style>
    <style:style style:name="Tableau11.B" style:family="table-column">
      <style:table-column-properties style:column-width="12.095cm"/>
    </style:style>
    <style:style style:name="Tableau11.1" style:family="table-row">
      <style:table-row-properties fo:keep-together="always"/>
    </style:style>
    <style:style style:name="Tableau11.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11.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1.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1.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1.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1.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1.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1.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au11.B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au7" style:family="table">
      <style:table-properties style:width="16.997cm" fo:margin-left="-0.217cm" table:align="left" style:writing-mode="lr-tb"/>
    </style:style>
    <style:style style:name="Tableau7.A" style:family="table-column">
      <style:table-column-properties style:column-width="1.942cm"/>
    </style:style>
    <style:style style:name="Tableau7.B" style:family="table-column">
      <style:table-column-properties style:column-width="4.5cm"/>
    </style:style>
    <style:style style:name="Tableau7.C" style:family="table-column">
      <style:table-column-properties style:column-width="3.103cm"/>
    </style:style>
    <style:style style:name="Tableau7.D" style:family="table-column">
      <style:table-column-properties style:column-width="3.609cm"/>
    </style:style>
    <style:style style:name="Tableau7.E" style:family="table-column">
      <style:table-column-properties style:column-width="3.844cm"/>
    </style:style>
    <style:style style:name="Tableau7.1" style:family="table-row">
      <style:table-row-properties style:min-row-height="1.057cm" fo:keep-together="always"/>
    </style:style>
    <style:style style:name="Tableau7.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7.2" style:family="table-row">
      <style:table-row-properties style:min-row-height="0.871cm" fo:keep-together="always"/>
    </style:style>
    <style:style style:name="Tableau7.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7.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D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E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7.3" style:family="table-row">
      <style:table-row-properties style:min-row-height="0.499cm" fo:keep-together="always"/>
    </style:style>
    <style:style style:name="Tableau7.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7.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D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E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7.4" style:family="table-row">
      <style:table-row-properties style:min-row-height="0.649cm" fo:keep-together="always"/>
    </style:style>
    <style:style style:name="Tableau7.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7.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D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E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7.A5"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7.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C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D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E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8" style:family="table">
      <style:table-properties style:width="16.997cm" fo:margin-left="-0.217cm" table:align="left" style:writing-mode="lr-tb"/>
    </style:style>
    <style:style style:name="Tableau8.A" style:family="table-column">
      <style:table-column-properties style:column-width="1.942cm"/>
    </style:style>
    <style:style style:name="Tableau8.B" style:family="table-column">
      <style:table-column-properties style:column-width="4.5cm"/>
    </style:style>
    <style:style style:name="Tableau8.C" style:family="table-column">
      <style:table-column-properties style:column-width="3.103cm"/>
    </style:style>
    <style:style style:name="Tableau8.D" style:family="table-column">
      <style:table-column-properties style:column-width="3.609cm"/>
    </style:style>
    <style:style style:name="Tableau8.E" style:family="table-column">
      <style:table-column-properties style:column-width="3.844cm"/>
    </style:style>
    <style:style style:name="Tableau8.1" style:family="table-row">
      <style:table-row-properties style:min-row-height="1.057cm" fo:keep-together="always"/>
    </style:style>
    <style:style style:name="Tableau8.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8.2" style:family="table-row">
      <style:table-row-properties style:min-row-height="0.871cm" fo:keep-together="always"/>
    </style:style>
    <style:style style:name="Tableau8.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8.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8.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8.D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8.E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8.3" style:family="table-row">
      <style:table-row-properties style:min-row-height="0.499cm" fo:keep-together="always"/>
    </style:style>
    <style:style style:name="Tableau8.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8.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8.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8.D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8.E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8.4" style:family="table-row">
      <style:table-row-properties style:min-row-height="0.649cm" fo:keep-together="always"/>
    </style:style>
    <style:style style:name="Tableau8.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8.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8.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8.D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8.E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2" style:family="table">
      <style:table-properties style:width="16.997cm" fo:margin-left="-0.217cm" table:align="left" style:writing-mode="lr-tb"/>
    </style:style>
    <style:style style:name="Tableau2.A" style:family="table-column">
      <style:table-column-properties style:column-width="1.942cm"/>
    </style:style>
    <style:style style:name="Tableau2.B" style:family="table-column">
      <style:table-column-properties style:column-width="4.5cm"/>
    </style:style>
    <style:style style:name="Tableau2.C" style:family="table-column">
      <style:table-column-properties style:column-width="3.103cm"/>
    </style:style>
    <style:style style:name="Tableau2.D" style:family="table-column">
      <style:table-column-properties style:column-width="3.609cm"/>
    </style:style>
    <style:style style:name="Tableau2.E" style:family="table-column">
      <style:table-column-properties style:column-width="3.844cm"/>
    </style:style>
    <style:style style:name="Tableau2.1" style:family="table-row">
      <style:table-row-properties style:min-row-height="1.057cm" fo:keep-together="always"/>
    </style:style>
    <style:style style:name="Tableau2.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2.2" style:family="table-row">
      <style:table-row-properties style:min-row-height="0.871cm" fo:keep-together="always"/>
    </style:style>
    <style:style style:name="Tableau2.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2.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D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E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2.3" style:family="table-row">
      <style:table-row-properties style:min-row-height="0.499cm" fo:keep-together="always"/>
    </style:style>
    <style:style style:name="Tableau2.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2.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D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E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2.4" style:family="table-row">
      <style:table-row-properties style:min-row-height="0.649cm" fo:keep-together="always"/>
    </style:style>
    <style:style style:name="Tableau2.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2.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D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E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2.A5"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2.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C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D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E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2.A6"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au2.B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C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D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E6"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au2.A7"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au2.B7"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C7"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D7"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E7"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au2.A8"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au2.B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C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D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E8"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au2.A9"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au2.B9"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C9"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D9"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E9"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P1" style:family="paragraph" style:parent-style-name="Heading">
      <style:paragraph-properties fo:text-align="end" style:justify-single-word="false"/>
    </style:style>
    <style:style style:name="P2" style:family="paragraph" style:parent-style-name="Heading">
      <style:paragraph-properties fo:text-align="end" style:justify-single-word="false"/>
      <style:text-properties fo:language="fr" fo:country="CA"/>
    </style:style>
    <style:style style:name="P3" style:family="paragraph" style:parent-style-name="Heading" style:list-style-name="">
      <style:text-properties fo:font-size="12pt" fo:language="fr" fo:country="CA" style:font-size-asian="12pt" style:language-asian="none" style:country-asian="none" style:font-size-complex="12pt"/>
    </style:style>
    <style:style style:name="P4" style:family="paragraph" style:parent-style-name="Heading">
      <style:paragraph-properties fo:text-align="end" style:justify-single-word="false"/>
      <style:text-properties officeooo:rsid="0013238f" officeooo:paragraph-rsid="0013238f"/>
    </style:style>
    <style:style style:name="P5" style:family="paragraph" style:parent-style-name="Heading">
      <style:paragraph-properties fo:break-before="page"/>
      <style:text-properties fo:language="fr" fo:country="CA"/>
    </style:style>
    <style:style style:name="P6" style:family="paragraph" style:parent-style-name="Heading" style:master-page-name="Conversion_20_1">
      <style:paragraph-properties style:page-number="auto"/>
      <style:text-properties fo:language="fr" fo:country="CA"/>
    </style:style>
    <style:style style:name="P7" style:family="paragraph" style:parent-style-name="Heading" style:master-page-name="Standard">
      <style:paragraph-properties fo:text-align="end" style:justify-single-word="false" style:page-number="auto"/>
      <style:text-properties fo:language="fr" fo:country="CA" officeooo:rsid="0013238f" officeooo:paragraph-rsid="0013238f"/>
    </style:style>
    <style:style style:name="P8" style:family="paragraph" style:parent-style-name="Text_20_body">
      <style:text-properties fo:language="fr" fo:country="CA"/>
    </style:style>
    <style:style style:name="P9" style:family="paragraph" style:parent-style-name="Text_20_body" style:list-style-name="L1">
      <style:text-properties fo:color="#000000" fo:font-style="italic" officeooo:rsid="001fc89d" officeooo:paragraph-rsid="001fc89d" style:font-style-asian="italic" style:font-style-complex="italic"/>
    </style:style>
    <style:style style:name="P10" style:family="paragraph" style:parent-style-name="Text_20_body">
      <style:text-properties fo:color="#000000" fo:font-style="italic" officeooo:rsid="001fc89d" officeooo:paragraph-rsid="001fc89d" style:font-style-asian="italic" style:font-style-complex="italic"/>
    </style:style>
    <style:style style:name="P11" style:family="paragraph" style:parent-style-name="Text_20_body">
      <style:paragraph-properties fo:margin-left="0.635cm" fo:margin-right="0cm" fo:text-indent="0cm" style:auto-text-indent="false"/>
      <style:text-properties fo:language="fr" fo:country="CA"/>
    </style:style>
    <style:style style:name="P12" style:family="paragraph" style:parent-style-name="Standard">
      <style:text-properties fo:language="fr" fo:country="CA"/>
    </style:style>
    <style:style style:name="P13" style:family="paragraph" style:parent-style-name="Standard" style:list-style-name="WW8Num13">
      <style:text-properties fo:language="fr" fo:country="CA"/>
    </style:style>
    <style:style style:name="P14" style:family="paragraph" style:parent-style-name="Standard">
      <style:text-properties fo:language="fr" fo:country="CA" officeooo:rsid="001972a4" officeooo:paragraph-rsid="001972a4"/>
    </style:style>
    <style:style style:name="P15" style:family="paragraph" style:parent-style-name="Standard">
      <style:text-properties fo:language="fr" fo:country="CA" officeooo:paragraph-rsid="00245cea"/>
    </style:style>
    <style:style style:name="P16" style:family="paragraph" style:parent-style-name="Standard">
      <style:text-properties text:display="none"/>
    </style:style>
    <style:style style:name="P17" style:family="paragraph" style:parent-style-name="Standard" style:list-style-name="WW8Num13"/>
    <style:style style:name="P18" style:family="paragraph" style:parent-style-name="Standard">
      <style:paragraph-properties fo:text-align="center" style:justify-single-word="false"/>
    </style:style>
    <style:style style:name="P19" style:family="paragraph" style:parent-style-name="Standard">
      <style:paragraph-properties fo:text-align="end" style:justify-single-word="false"/>
    </style:style>
    <style:style style:name="P20" style:family="paragraph" style:parent-style-name="Standard">
      <style:paragraph-properties>
        <style:tab-stops>
          <style:tab-stop style:position="3.254cm"/>
        </style:tab-stops>
      </style:paragraph-properties>
    </style:style>
    <style:style style:name="P21" style:family="paragraph" style:parent-style-name="Standard">
      <style:text-properties officeooo:paragraph-rsid="00245cea"/>
    </style:style>
    <style:style style:name="P22" style:family="paragraph" style:parent-style-name="Standard">
      <style:paragraph-properties fo:margin-left="0cm" fo:margin-right="0.635cm" fo:text-indent="0cm" style:auto-text-indent="false"/>
      <style:text-properties fo:language="fr" fo:country="CA"/>
    </style:style>
    <style:style style:name="P23" style:family="paragraph" style:parent-style-name="Standard">
      <style:paragraph-properties fo:margin-left="0cm" fo:margin-right="-0.025cm" fo:margin-top="0.071cm" fo:margin-bottom="0cm" loext:contextual-spacing="false" fo:text-align="end" style:justify-single-word="false" fo:text-indent="0cm" style:auto-text-indent="false">
        <style:tab-stops>
          <style:tab-stop style:position="2.002cm"/>
        </style:tab-stops>
      </style:paragraph-properties>
    </style:style>
    <style:style style:name="P24" style:family="paragraph" style:parent-style-name="Standard">
      <style:paragraph-properties fo:margin-left="0cm" fo:margin-right="0cm" fo:text-indent="0cm" style:auto-text-indent="false"/>
      <style:text-properties fo:language="fr" fo:country="CA" officeooo:paragraph-rsid="002539ab"/>
    </style:style>
    <style:style style:name="P25" style:family="paragraph" style:parent-style-name="Standard">
      <style:paragraph-properties fo:margin-left="1.27cm" fo:margin-right="0cm" fo:text-indent="-1.27cm" style:auto-text-indent="false"/>
      <style:text-properties fo:language="fr" fo:country="CA" officeooo:paragraph-rsid="002539ab"/>
    </style:style>
    <style:style style:name="P26" style:family="paragraph" style:parent-style-name="Standard">
      <style:paragraph-properties fo:margin-left="1.27cm" fo:margin-right="0cm" fo:text-indent="-1.27cm" style:auto-text-indent="false"/>
      <style:text-properties officeooo:paragraph-rsid="002539ab"/>
    </style:style>
    <style:style style:name="P27" style:family="paragraph" style:parent-style-name="Heading_20_1">
      <style:text-properties fo:language="fr" fo:country="CA"/>
    </style:style>
    <style:style style:name="P28" style:family="paragraph" style:parent-style-name="Heading_20_1">
      <style:paragraph-properties fo:break-before="page"/>
    </style:style>
    <style:style style:name="P29" style:family="paragraph" style:parent-style-name="Heading_20_2">
      <style:text-properties fo:language="fr" fo:country="CA"/>
    </style:style>
    <style:style style:name="P30" style:family="paragraph" style:parent-style-name="Heading_20_2">
      <style:text-properties officeooo:paragraph-rsid="001d3623"/>
    </style:style>
    <style:style style:name="P31" style:family="paragraph" style:parent-style-name="Heading_20_2">
      <style:paragraph-properties fo:margin-left="1.27cm" fo:margin-right="0cm" fo:text-indent="-1.27cm" style:auto-text-indent="false"/>
    </style:style>
    <style:style style:name="P32" style:family="paragraph" style:parent-style-name="Heading_20_2">
      <style:paragraph-properties fo:margin-left="1.27cm" fo:margin-right="0cm" fo:text-indent="-1.27cm" style:auto-text-indent="false"/>
      <style:text-properties fo:language="fr" fo:country="CA" officeooo:paragraph-rsid="002539ab"/>
    </style:style>
    <style:style style:name="P33" style:family="paragraph" style:parent-style-name="Heading_20_3">
      <style:text-properties fo:language="fr" fo:country="CA" officeooo:paragraph-rsid="00245cea"/>
    </style:style>
    <style:style style:name="P34" style:family="paragraph" style:parent-style-name="Heading_20_3">
      <style:text-properties officeooo:paragraph-rsid="00245cea"/>
    </style:style>
    <style:style style:name="P35" style:family="paragraph" style:parent-style-name="Heading_20_3">
      <style:text-properties officeooo:paragraph-rsid="002539ab"/>
    </style:style>
    <style:style style:name="P36" style:family="paragraph" style:parent-style-name="Heading_20_3" style:list-style-name="">
      <style:paragraph-properties fo:margin-left="0cm" fo:margin-right="0cm" fo:text-indent="0cm" style:auto-text-indent="false"/>
      <style:text-properties fo:color="#2f5496" fo:language="fr" fo:country="CA" officeooo:paragraph-rsid="002539ab"/>
    </style:style>
    <style:style style:name="P37" style:family="paragraph" style:parent-style-name="Contents_20_1">
      <style:paragraph-properties>
        <style:tab-stops>
          <style:tab-stop style:position="0.762cm"/>
          <style:tab-stop style:position="16.51cm" style:type="right"/>
        </style:tab-stops>
      </style:paragraph-properties>
      <style:text-properties fo:language="fr" fo:country="CA"/>
    </style:style>
    <style:style style:name="P38" style:family="paragraph" style:parent-style-name="Contents_20_1">
      <style:paragraph-properties>
        <style:tab-stops>
          <style:tab-stop style:position="0.762cm"/>
          <style:tab-stop style:position="16.51cm" style:type="right"/>
        </style:tab-stops>
      </style:paragraph-properties>
    </style:style>
    <style:style style:name="P39" style:family="paragraph" style:parent-style-name="Contents_20_2">
      <style:paragraph-properties>
        <style:tab-stops>
          <style:tab-stop style:position="1.746cm"/>
          <style:tab-stop style:position="16.51cm" style:type="right"/>
        </style:tab-stops>
      </style:paragraph-properties>
    </style:style>
    <style:style style:name="P40" style:family="paragraph" style:parent-style-name="Header">
      <style:text-properties fo:language="fr" fo:country="CA"/>
    </style:style>
    <style:style style:name="P41" style:family="paragraph" style:parent-style-name="Tabletext">
      <style:paragraph-properties fo:text-align="center" style:justify-single-word="false"/>
    </style:style>
    <style:style style:name="P42" style:family="paragraph" style:parent-style-name="Tabletext">
      <style:paragraph-properties fo:text-align="center" style:justify-single-word="false"/>
      <style:text-properties fo:language="fr" fo:country="CA" fo:font-weight="bold" style:font-weight-asian="bold"/>
    </style:style>
    <style:style style:name="P43" style:family="paragraph" style:parent-style-name="Tabletext">
      <style:paragraph-properties style:snap-to-layout-grid="false"/>
      <style:text-properties fo:language="fr" fo:country="CA"/>
    </style:style>
    <style:style style:name="P44" style:family="paragraph" style:parent-style-name="Tabletext">
      <style:paragraph-properties fo:text-align="end" style:justify-single-word="false" style:snap-to-layout-grid="false"/>
      <style:text-properties fo:language="fr" fo:country="CA"/>
    </style:style>
    <style:style style:name="P45" style:family="paragraph" style:parent-style-name="Tabletext">
      <style:text-properties fo:language="fr" fo:country="CA" officeooo:rsid="001972a4" officeooo:paragraph-rsid="001972a4"/>
    </style:style>
    <style:style style:name="P46" style:family="paragraph" style:parent-style-name="Tabletext">
      <style:text-properties officeooo:rsid="001972a4" officeooo:paragraph-rsid="001972a4"/>
    </style:style>
    <style:style style:name="P47" style:family="paragraph" style:parent-style-name="InfoBlue">
      <style:text-properties fo:color="#000000" officeooo:rsid="00130d85" officeooo:paragraph-rsid="00130d85"/>
    </style:style>
    <style:style style:name="P48" style:family="paragraph" style:parent-style-name="InfoBlue" style:list-style-name="L1">
      <style:text-properties fo:color="#000000" fo:font-style="italic" officeooo:rsid="001fc89d" officeooo:paragraph-rsid="001fc89d" style:font-style-asian="italic" style:font-style-complex="italic"/>
    </style:style>
    <style:style style:name="P49" style:family="paragraph" style:parent-style-name="InfoBlue">
      <style:paragraph-properties fo:margin-left="0.55cm" fo:margin-right="0cm" fo:text-indent="0cm" style:auto-text-indent="false" style:snap-to-layout-grid="false"/>
      <style:text-properties fo:color="#000000" fo:language="fr" fo:country="CA" officeooo:paragraph-rsid="002539ab"/>
    </style:style>
    <style:style style:name="P50" style:family="paragraph" style:parent-style-name="InfoBlue">
      <style:paragraph-properties fo:margin-left="0cm" fo:margin-right="0cm" fo:text-indent="0cm" style:auto-text-indent="false"/>
    </style:style>
    <style:style style:name="P51" style:family="paragraph" style:parent-style-name="InfoBlue">
      <style:paragraph-properties fo:margin-left="0cm" fo:margin-right="0cm" fo:text-align="start" style:justify-single-word="false" fo:text-indent="0cm" style:auto-text-indent="false" style:snap-to-layout-grid="false"/>
      <style:text-properties fo:color="#000000" fo:language="fr" fo:country="CA" officeooo:rsid="00150a83" officeooo:paragraph-rsid="002539ab"/>
    </style:style>
    <style:style style:name="P52" style:family="paragraph" style:parent-style-name="InfoBlue">
      <style:paragraph-properties fo:margin-left="0cm" fo:margin-right="0cm" fo:text-align="start" style:justify-single-word="false" fo:text-indent="0cm" style:auto-text-indent="false" style:snap-to-layout-grid="false"/>
      <style:text-properties fo:color="#000000" fo:language="fr" fo:country="CA" officeooo:rsid="0017f56d" officeooo:paragraph-rsid="002539ab"/>
    </style:style>
    <style:style style:name="P53" style:family="paragraph" style:parent-style-name="InfoBlue">
      <style:paragraph-properties fo:margin-left="0cm" fo:margin-right="0cm" fo:text-indent="0cm" style:auto-text-indent="false" style:snap-to-layout-grid="false"/>
      <style:text-properties fo:color="#000000" fo:language="fr" fo:country="CA" officeooo:paragraph-rsid="002539ab"/>
    </style:style>
    <style:style style:name="P54" style:family="paragraph" style:parent-style-name="InfoBlue">
      <style:paragraph-properties fo:margin-left="0cm" fo:margin-right="0cm" fo:text-align="start" style:justify-single-word="false" fo:text-indent="0cm" style:auto-text-indent="false" style:snap-to-layout-grid="false"/>
      <style:text-properties fo:color="#000000" fo:language="fr" fo:country="CA" officeooo:rsid="00268cf3" officeooo:paragraph-rsid="00268cf3"/>
    </style:style>
    <style:style style:name="P55" style:family="paragraph" style:parent-style-name="InfoBlue" style:master-page-name="">
      <loext:graphic-properties draw:fill="none"/>
      <style:paragraph-properties fo:margin-left="1.3cm" fo:margin-right="0cm" fo:margin-top="0cm" fo:margin-bottom="0.212cm" loext:contextual-spacing="false" style:line-height-at-least="0.423cm" fo:orphans="0" fo:widows="0" fo:hyphenation-ladder-count="no-limit" fo:text-indent="0cm" style:auto-text-indent="false" style:page-number="auto" fo:background-color="transparent" style:writing-mode="lr-tb">
        <style:tab-stops>
          <style:tab-stop style:position="1.752cm"/>
        </style:tab-stops>
      </style:paragraph-properties>
      <style:text-properties officeooo:rsid="001d3623" officeooo:paragraph-rsid="001d3623" fo:hyphenate="true" fo:hyphenation-remain-char-count="2" fo:hyphenation-push-char-count="2"/>
    </style:style>
    <style:style style:name="P56" style:family="paragraph" style:parent-style-name="body_20_text">
      <style:text-properties fo:language="fr" fo:country="CA"/>
    </style:style>
    <style:style style:name="P57" style:family="paragraph" style:parent-style-name="body_20_text">
      <style:paragraph-properties style:snap-to-layout-grid="false"/>
      <style:text-properties fo:language="fr" fo:country="CA"/>
    </style:style>
    <style:style style:name="P58" style:family="paragraph" style:parent-style-name="body_20_text">
      <style:paragraph-properties style:snap-to-layout-grid="false"/>
      <style:text-properties fo:language="fr" fo:country="CA" fo:font-weight="bold" style:font-weight-asian="bold"/>
    </style:style>
    <style:style style:name="P59" style:family="paragraph" style:parent-style-name="body_20_text">
      <style:paragraph-properties fo:text-align="center" style:justify-single-word="false"/>
      <style:text-properties fo:language="fr" fo:country="CA" fo:font-weight="bold" style:font-weight-asian="bold"/>
    </style:style>
    <style:style style:name="P60" style:family="paragraph" style:parent-style-name="body_20_text">
      <style:text-properties fo:language="fr" fo:country="CA" fo:font-weight="bold" officeooo:paragraph-rsid="00245cea" style:font-weight-asian="bold"/>
    </style:style>
    <style:style style:name="P61" style:family="paragraph" style:parent-style-name="body_20_text">
      <style:text-properties fo:language="fr" fo:country="CA" fo:font-weight="bold" officeooo:paragraph-rsid="002539ab" style:font-weight-asian="bold"/>
    </style:style>
    <style:style style:name="P62" style:family="paragraph" style:parent-style-name="body_20_text">
      <style:paragraph-properties fo:keep-together="auto"/>
      <style:text-properties fo:language="fr" fo:country="CA" officeooo:paragraph-rsid="002539ab"/>
    </style:style>
    <style:style style:name="P63" style:family="paragraph" style:parent-style-name="body_20_text" style:list-style-name="WW8Num18">
      <style:text-properties fo:language="fr" fo:country="CA"/>
    </style:style>
    <style:style style:name="P64" style:family="paragraph" style:parent-style-name="body_20_text" style:list-style-name="WW8Num18">
      <style:text-properties fo:language="fr" fo:country="CA" officeooo:paragraph-rsid="00245cea"/>
    </style:style>
    <style:style style:name="P65" style:family="paragraph" style:parent-style-name="body_20_text">
      <style:paragraph-properties fo:text-align="center" style:justify-single-word="false" style:snap-to-layout-grid="false"/>
      <style:text-properties fo:language="fr" fo:country="CA"/>
    </style:style>
    <style:style style:name="P66" style:family="paragraph" style:parent-style-name="body_20_text">
      <style:paragraph-properties fo:keep-together="auto"/>
      <style:text-properties fo:language="fr" fo:country="CA" officeooo:rsid="00150a83" officeooo:paragraph-rsid="002539ab"/>
    </style:style>
    <style:style style:name="P67" style:family="paragraph" style:parent-style-name="body_20_text">
      <style:paragraph-properties fo:keep-together="auto"/>
      <style:text-properties fo:language="fr" fo:country="CA" officeooo:rsid="0017f56d" officeooo:paragraph-rsid="002539ab"/>
    </style:style>
    <style:style style:name="P68" style:family="paragraph" style:parent-style-name="body_20_text">
      <style:text-properties fo:language="fr" fo:country="CA" officeooo:paragraph-rsid="00245cea"/>
    </style:style>
    <style:style style:name="P69" style:family="paragraph" style:parent-style-name="body_20_text" style:list-style-name="WW8Num9"/>
    <style:style style:name="P70" style:family="paragraph" style:parent-style-name="body_20_text" style:list-style-name="WW8Num8"/>
    <style:style style:name="P71" style:family="paragraph" style:parent-style-name="body_20_text" style:list-style-name="WW8Num8">
      <style:text-properties officeooo:paragraph-rsid="00245cea"/>
    </style:style>
    <style:style style:name="P72" style:family="paragraph" style:parent-style-name="body_20_text">
      <style:paragraph-properties fo:keep-together="auto"/>
    </style:style>
    <style:style style:name="P73" style:family="paragraph" style:parent-style-name="body_20_text">
      <style:paragraph-properties fo:keep-together="auto"/>
      <style:text-properties officeooo:paragraph-rsid="00245cea"/>
    </style:style>
    <style:style style:name="P74" style:family="paragraph" style:parent-style-name="body_20_text" style:list-style-name="WW8Num16"/>
    <style:style style:name="P75" style:family="paragraph" style:parent-style-name="body_20_text" style:list-style-name="WW8Num18">
      <style:text-properties officeooo:paragraph-rsid="00245cea"/>
    </style:style>
    <style:style style:name="P76" style:family="paragraph" style:parent-style-name="body_20_text">
      <style:paragraph-properties style:snap-to-layout-grid="false"/>
      <style:text-properties fo:color="#000000" fo:language="fr" fo:country="CA" officeooo:rsid="00150a83" officeooo:paragraph-rsid="002539ab"/>
    </style:style>
    <style:style style:name="P77" style:family="paragraph" style:parent-style-name="body_20_text">
      <style:text-properties fo:color="#000000" fo:language="fr" fo:country="CA" officeooo:rsid="00150a83" officeooo:paragraph-rsid="00245cea"/>
    </style:style>
    <style:style style:name="P78" style:family="paragraph" style:parent-style-name="body_20_text">
      <style:text-properties fo:color="#000000" fo:language="fr" fo:country="CA" officeooo:rsid="00150a83" officeooo:paragraph-rsid="002539ab"/>
    </style:style>
    <style:style style:name="P79" style:family="paragraph" style:parent-style-name="body_20_text">
      <style:paragraph-properties style:snap-to-layout-grid="false"/>
      <style:text-properties fo:color="#000000" fo:language="fr" fo:country="CA" officeooo:paragraph-rsid="00245cea"/>
    </style:style>
    <style:style style:name="P80" style:family="paragraph" style:parent-style-name="body_20_text">
      <style:paragraph-properties style:snap-to-layout-grid="false"/>
      <style:text-properties fo:color="#000000" fo:language="fr" fo:country="CA" officeooo:paragraph-rsid="002539ab"/>
    </style:style>
    <style:style style:name="P81" style:family="paragraph" style:parent-style-name="body_20_text">
      <style:text-properties fo:color="#000000" fo:language="fr" fo:country="CA" officeooo:paragraph-rsid="00245cea"/>
    </style:style>
    <style:style style:name="P82" style:family="paragraph" style:parent-style-name="body_20_text">
      <style:text-properties fo:color="#000000" fo:language="fr" fo:country="CA" officeooo:paragraph-rsid="002539ab"/>
    </style:style>
    <style:style style:name="P83" style:family="paragraph" style:parent-style-name="body_20_text">
      <style:paragraph-properties style:snap-to-layout-grid="false"/>
      <style:text-properties fo:color="#000000" fo:language="fr" fo:country="CA" officeooo:rsid="002539ab" officeooo:paragraph-rsid="002539ab"/>
    </style:style>
    <style:style style:name="P84" style:family="paragraph" style:parent-style-name="body_20_text">
      <style:text-properties fo:color="#000000" fo:language="fr" fo:country="CA" officeooo:rsid="00268cf3" officeooo:paragraph-rsid="00268cf3"/>
    </style:style>
    <style:style style:name="P85" style:family="paragraph" style:parent-style-name="body_20_text">
      <style:paragraph-properties style:snap-to-layout-grid="false"/>
      <style:text-properties fo:color="#000000" fo:language="fr" fo:country="CA" officeooo:rsid="00268cf3" officeooo:paragraph-rsid="00268cf3"/>
    </style:style>
    <style:style style:name="P86" style:family="paragraph" style:parent-style-name="body_20_text">
      <style:text-properties fo:color="#000000" fo:language="fr" fo:country="CA" officeooo:rsid="00280803" officeooo:paragraph-rsid="00280803"/>
    </style:style>
    <style:style style:name="P87" style:family="paragraph" style:parent-style-name="body_20_text">
      <style:paragraph-properties style:snap-to-layout-grid="false"/>
      <style:text-properties fo:color="#000000" fo:language="fr" fo:country="CA" officeooo:rsid="00280803" officeooo:paragraph-rsid="00280803"/>
    </style:style>
    <style:style style:name="P88" style:family="paragraph" style:parent-style-name="body_20_text">
      <style:text-properties fo:color="#000000" fo:language="fr" fo:country="CA" officeooo:rsid="00286d27" officeooo:paragraph-rsid="00286d27"/>
    </style:style>
    <style:style style:name="P89" style:family="paragraph" style:parent-style-name="body_20_text" style:list-style-name="WW8Num9">
      <style:paragraph-properties>
        <style:tab-stops>
          <style:tab-stop style:position="14.004cm"/>
        </style:tab-stops>
      </style:paragraph-properties>
    </style:style>
    <style:style style:name="P90" style:family="paragraph" style:parent-style-name="body_20_text">
      <style:text-properties officeooo:paragraph-rsid="00245cea"/>
    </style:style>
    <style:style style:name="P91" style:family="paragraph" style:parent-style-name="body_20_text">
      <style:text-properties officeooo:paragraph-rsid="002539ab"/>
    </style:style>
    <style:style style:name="P92" style:family="paragraph" style:parent-style-name="body_20_text">
      <style:paragraph-properties fo:keep-with-next="always"/>
    </style:style>
    <style:style style:name="P93" style:family="paragraph" style:parent-style-name="body_20_text">
      <style:paragraph-properties fo:text-align="center" style:justify-single-word="false" fo:keep-with-next="always"/>
      <style:text-properties officeooo:paragraph-rsid="00245cea"/>
    </style:style>
    <style:style style:name="P94" style:family="paragraph" style:parent-style-name="body_20_text">
      <style:paragraph-properties fo:text-align="center" style:justify-single-word="false" fo:keep-with-next="always"/>
      <style:text-properties officeooo:paragraph-rsid="002539ab"/>
    </style:style>
    <style:style style:name="P95" style:family="paragraph" style:parent-style-name="body_20_text">
      <style:paragraph-properties fo:keep-with-next="always"/>
      <style:text-properties fo:language="fr" fo:country="CA"/>
    </style:style>
    <style:style style:name="P96" style:family="paragraph" style:parent-style-name="body_20_text">
      <style:paragraph-properties fo:text-align="center" style:justify-single-word="false" fo:keep-with-next="always"/>
      <style:text-properties fo:language="fr" fo:country="CA" fo:font-weight="bold" style:font-weight-asian="bold"/>
    </style:style>
    <style:style style:name="P97" style:family="paragraph" style:parent-style-name="body_20_text">
      <style:paragraph-properties fo:text-align="center" style:justify-single-word="false" fo:keep-with-next="always"/>
      <style:text-properties fo:language="fr" fo:country="CA" fo:font-weight="bold" officeooo:paragraph-rsid="00245cea" style:font-weight-asian="bold"/>
    </style:style>
    <style:style style:name="P98" style:family="paragraph" style:parent-style-name="body_20_text">
      <style:paragraph-properties fo:keep-with-next="always"/>
      <style:text-properties fo:language="fr" fo:country="CA" fo:font-weight="bold" officeooo:paragraph-rsid="00245cea" style:font-weight-asian="bold"/>
    </style:style>
    <style:style style:name="P99" style:family="paragraph" style:parent-style-name="body_20_text">
      <style:paragraph-properties fo:keep-with-next="always"/>
      <style:text-properties fo:language="fr" fo:country="CA" fo:font-weight="bold" officeooo:paragraph-rsid="002539ab" style:font-weight-asian="bold"/>
    </style:style>
    <style:style style:name="P100" style:family="paragraph" style:parent-style-name="body_20_text">
      <style:paragraph-properties fo:keep-with-next="always"/>
      <style:text-properties fo:language="fr" fo:country="CA" officeooo:paragraph-rsid="00245cea"/>
    </style:style>
    <style:style style:name="P101" style:family="paragraph" style:parent-style-name="body_20_text">
      <style:paragraph-properties fo:keep-with-next="always"/>
      <style:text-properties fo:language="fr" fo:country="CA" officeooo:paragraph-rsid="002539ab"/>
    </style:style>
    <style:style style:name="P102" style:family="paragraph" style:parent-style-name="body_20_text">
      <style:paragraph-properties fo:keep-with-next="always"/>
      <style:text-properties fo:language="fr" fo:country="CA" officeooo:rsid="00286d27" officeooo:paragraph-rsid="00286d27"/>
    </style:style>
    <style:style style:name="T1" style:family="text">
      <style:text-properties fo:language="fr" fo:country="CA"/>
    </style:style>
    <style:style style:name="T2" style:family="text">
      <style:text-properties fo:language="fr" fo:country="CA" fo:font-weight="bold" style:font-weight-asian="bold"/>
    </style:style>
    <style:style style:name="T3" style:family="text">
      <style:text-properties fo:language="fr" fo:country="CA" style:language-asian="none" style:country-asian="none"/>
    </style:style>
    <style:style style:name="T4" style:family="text">
      <style:text-properties fo:language="fr" fo:country="CA" officeooo:rsid="001ba221"/>
    </style:style>
    <style:style style:name="T5" style:family="text">
      <style:text-properties fo:language="fr" fo:country="CA" officeooo:rsid="001d3623"/>
    </style:style>
    <style:style style:name="T6" style:family="text">
      <style:text-properties fo:language="fr" fo:country="CA" officeooo:rsid="00245cea"/>
    </style:style>
    <style:style style:name="T7" style:family="text">
      <style:text-properties fo:font-size="14pt" fo:language="fr" fo:country="CA" style:font-size-asian="14pt"/>
    </style:style>
    <style:style style:name="T8" style:family="text">
      <style:text-properties fo:font-size="14pt" fo:language="fr" fo:country="CA" officeooo:rsid="0013238f" style:font-size-asian="14pt"/>
    </style:style>
    <style:style style:name="T9" style:family="text">
      <style:text-properties style:language-asian="none" style:country-asian="none"/>
    </style:style>
    <style:style style:name="T10" style:family="text">
      <style:text-properties fo:font-size="12pt" style:font-size-asian="12pt" style:language-asian="none" style:country-asian="none" style:font-size-complex="12pt"/>
    </style:style>
    <style:style style:name="T11" style:family="text">
      <style:text-properties fo:font-size="12pt" fo:language="fr" fo:country="CA" style:font-size-asian="12pt" style:language-asian="none" style:country-asian="none"/>
    </style:style>
    <style:style style:name="T12" style:family="text">
      <style:text-properties fo:font-size="12pt" fo:language="fr" fo:country="CA" style:font-size-asian="12pt" style:language-asian="none" style:country-asian="none" style:font-size-complex="12pt"/>
    </style:style>
    <style:style style:name="T13" style:family="text">
      <style:text-properties fo:color="#2f5496" fo:language="fr" fo:country="CA" fo:font-weight="bold" style:font-weight-asian="bold"/>
    </style:style>
    <style:style style:name="T14" style:family="text">
      <style:text-properties fo:color="#2f5496" fo:language="fr" fo:country="CA" fo:font-weight="bold" officeooo:rsid="00150a83" style:font-weight-asian="bold"/>
    </style:style>
    <style:style style:name="T15" style:family="text">
      <style:text-properties fo:color="#2f5496" fo:language="fr" fo:country="CA" fo:font-weight="bold" officeooo:rsid="002539ab" style:font-weight-asian="bold"/>
    </style:style>
    <style:style style:name="T16" style:family="text">
      <style:text-properties fo:color="#2f5496" fo:language="fr" fo:country="CA" fo:font-weight="bold" officeooo:rsid="00268cf3" style:font-weight-asian="bold"/>
    </style:style>
    <style:style style:name="T17" style:family="text">
      <style:text-properties style:font-name="Symbol" style:font-name-asian="Symbol" style:font-name-complex="Symbol"/>
    </style:style>
    <style:style style:name="T18" style:family="text">
      <style:text-properties officeooo:rsid="0017f56d"/>
    </style:style>
    <style:style style:name="T19" style:family="text">
      <style:text-properties officeooo:rsid="00186757"/>
    </style:style>
    <style:style style:name="T20" style:family="text">
      <style:text-properties officeooo:rsid="0019f6f2"/>
    </style:style>
    <style:style style:name="T21" style:family="text">
      <style:text-properties officeooo:rsid="001ba221"/>
    </style:style>
    <style:style style:name="T22" style:family="text">
      <style:text-properties fo:color="#000000" fo:language="fr" fo:country="CA"/>
    </style:style>
    <style:style style:name="T23" style:family="text">
      <style:text-properties officeooo:rsid="002539ab"/>
    </style:style>
    <style:style style:name="T24" style:family="text">
      <style:text-properties officeooo:rsid="00286d27"/>
    </style:style>
    <style:style style:name="T25"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écurité PHP</text:p>
      <text:p text:style-name="P2"><text:title>Plan de tests</text:title></text:p>
      <text:p text:style-name="P2"/>
      <text:p text:style-name="P1"><text:span text:style-name="T7">Version </text:span><text:span text:style-name="T8">1.0</text:span></text:p>
      <text:p text:style-name="P2"><text:date style:data-style-name="N36" text:date-value="2019-12-11T12:37:18.231288478">2019-12-11</text:date></text:p>
      <text:p text:style-name="P2"/>
      <text:p text:style-name="P4"><text:span text:style-name="T1">Arthur <text:s/>Deschaud</text:span></text:p>
      <text:p text:style-name="P6">Historique des modifications du document</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2">Date</text:p>
          </table:table-cell>
          <table:table-cell table:style-name="Tableau1.A1" office:value-type="string">
            <text:p text:style-name="P42">Version</text:p>
          </table:table-cell>
          <table:table-cell table:style-name="Tableau1.A1" office:value-type="string">
            <text:p text:style-name="P42">Description</text:p>
          </table:table-cell>
          <table:table-cell table:style-name="Tableau1.D1" office:value-type="string">
            <text:p text:style-name="P41"><text:span text:style-name="T2">Auteur</text:span></text:p>
          </table:table-cell>
        </table:table-row>
        <table:table-row table:style-name="Tableau1.1">
          <table:table-cell table:style-name="Tableau1.A1" office:value-type="string">
            <text:p text:style-name="P46"><text:span text:style-name="T1">2019 - 12 - 10</text:span></text:p>
          </table:table-cell>
          <table:table-cell table:style-name="Tableau1.A1" office:value-type="string">
            <text:p text:style-name="P45">1.0</text:p>
          </table:table-cell>
          <table:table-cell table:style-name="Tableau1.A1" office:value-type="string">
            <text:p text:style-name="P46"><text:span text:style-name="T1">Création du plan test</text:span></text:p>
          </table:table-cell>
          <table:table-cell table:style-name="Tableau1.D1" office:value-type="string">
            <text:p text:style-name="P46"><text:span text:style-name="T1">Arthur DESCHAUD</text:span></text:p>
          </table:table-cell>
        </table:table-row>
        <table:table-row table:style-name="Tableau1.1">
          <table:table-cell table:style-name="Tableau1.A1" office:value-type="string">
            <text:p text:style-name="P43"/>
          </table:table-cell>
          <table:table-cell table:style-name="Tableau1.A1" office:value-type="string">
            <text:p text:style-name="P43"/>
          </table:table-cell>
          <table:table-cell table:style-name="Tableau1.A1" office:value-type="string">
            <text:p text:style-name="P43"/>
          </table:table-cell>
          <table:table-cell table:style-name="Tableau1.D1" office:value-type="string">
            <text:p text:style-name="P43"/>
          </table:table-cell>
        </table:table-row>
        <table:table-row table:style-name="Tableau1.1">
          <table:table-cell table:style-name="Tableau1.A1" office:value-type="string">
            <text:p text:style-name="P44"/>
          </table:table-cell>
          <table:table-cell table:style-name="Tableau1.A1" office:value-type="string">
            <text:p text:style-name="P43"/>
          </table:table-cell>
          <table:table-cell table:style-name="Tableau1.A1" office:value-type="string">
            <text:p text:style-name="P43"/>
          </table:table-cell>
          <table:table-cell table:style-name="Tableau1.D1" office:value-type="string">
            <text:p text:style-name="P43"/>
          </table:table-cell>
        </table:table-row>
        <table:table-row table:style-name="Tableau1.1">
          <table:table-cell table:style-name="Tableau1.A1" office:value-type="string">
            <text:p text:style-name="P43"/>
          </table:table-cell>
          <table:table-cell table:style-name="Tableau1.A1" office:value-type="string">
            <text:p text:style-name="P43"/>
          </table:table-cell>
          <table:table-cell table:style-name="Tableau1.A1" office:value-type="string">
            <text:p text:style-name="P43"/>
          </table:table-cell>
          <table:table-cell table:style-name="Tableau1.D1" office:value-type="string">
            <text:p text:style-name="P43"/>
          </table:table-cell>
        </table:table-row>
      </table:table>
      <text:p text:style-name="P12"/>
      <text:p text:style-name="P5">Table des matière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822cm" style:leader-char=" "/>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P37"><text:span text:style-name="T9">1.</text:span><text:span text:style-name="T10"><text:tab/></text:span><text:span text:style-name="T9">Introduction<text:tab/></text:span><text:a xlink:type="simple" xlink:href="#__RefHeading___Toc93508207" text:style-name="Index_20_Link_20__28_user_29_" text:visited-style-name="Index_20_Link_20__28_user_29_"><text:span text:style-name="T9">4</text:span></text:a></text:p>
          <text:p text:style-name="P39"><text:span text:style-name="T3">1.1</text:span><text:span text:style-name="T12"><text:tab/></text:span><text:span text:style-name="T3">Objectif du document<text:tab/></text:span><text:a xlink:type="simple" xlink:href="#__RefHeading___Toc93508208" text:style-name="Index_20_Link_20__28_user_29_" text:visited-style-name="Index_20_Link_20__28_user_29_"><text:span text:style-name="T3">4</text:span></text:a></text:p>
          <text:p text:style-name="P39"><text:span text:style-name="T3">1.2</text:span><text:span text:style-name="T12"><text:tab/></text:span><text:span text:style-name="T3">Portée du document<text:tab/></text:span><text:a xlink:type="simple" xlink:href="#__RefHeading___Toc93508209" text:style-name="Index_20_Link_20__28_user_29_" text:visited-style-name="Index_20_Link_20__28_user_29_"><text:span text:style-name="T3">4</text:span></text:a></text:p>
          <text:p text:style-name="P39"><text:span text:style-name="T3">1.3</text:span><text:span text:style-name="T12"><text:tab/></text:span><text:span text:style-name="T3">Historique<text:tab/></text:span><text:a xlink:type="simple" xlink:href="#__RefHeading___Toc93508210" text:style-name="Index_20_Link_20__28_user_29_" text:visited-style-name="Index_20_Link_20__28_user_29_"><text:span text:style-name="T3">4</text:span></text:a></text:p>
          <text:p text:style-name="P39"><text:span text:style-name="T3">1.4</text:span><text:span text:style-name="T12"><text:tab/></text:span><text:span text:style-name="T3">Définitions, acronymes et abréviations<text:tab/></text:span><text:a xlink:type="simple" xlink:href="#__RefHeading___Toc93508211" text:style-name="Index_20_Link_20__28_user_29_" text:visited-style-name="Index_20_Link_20__28_user_29_"><text:span text:style-name="T3">4</text:span></text:a></text:p>
          <text:p text:style-name="P39"><text:span text:style-name="T3">1.5</text:span><text:span text:style-name="T12"><text:tab/></text:span><text:span text:style-name="T3">Identification des artéfacts<text:tab/></text:span><text:a xlink:type="simple" xlink:href="#__RefHeading___Toc93508212" text:style-name="Index_20_Link_20__28_user_29_" text:visited-style-name="Index_20_Link_20__28_user_29_"><text:span text:style-name="T3">4</text:span></text:a></text:p>
          <text:p text:style-name="P39"><text:span text:style-name="T3">1.6</text:span><text:span text:style-name="T12"><text:tab/></text:span><text:span text:style-name="T3">Vue d’ensemble<text:tab/></text:span><text:a xlink:type="simple" xlink:href="#__RefHeading___Toc93508213" text:style-name="Index_20_Link_20__28_user_29_" text:visited-style-name="Index_20_Link_20__28_user_29_"><text:span text:style-name="T3">5</text:span></text:a></text:p>
          <text:p text:style-name="P38"><text:span text:style-name="T3">2.</text:span><text:span text:style-name="T12"><text:tab/></text:span><text:span text:style-name="T3">Exigences à tester<text:tab/></text:span><text:a xlink:type="simple" xlink:href="#__RefHeading___Toc93508214" text:style-name="Index_20_Link_20__28_user_29_" text:visited-style-name="Index_20_Link_20__28_user_29_"><text:span text:style-name="T3">6</text:span></text:a></text:p>
          <text:p text:style-name="P38"><text:span text:style-name="T3">3.</text:span><text:span text:style-name="T12"><text:tab/></text:span><text:span text:style-name="T3">Stratégie de tests<text:tab/></text:span><text:a xlink:type="simple" xlink:href="#__RefHeading___Toc93508215" text:style-name="Index_20_Link_20__28_user_29_" text:visited-style-name="Index_20_Link_20__28_user_29_"><text:span text:style-name="T3">6</text:span></text:a></text:p>
          <text:p text:style-name="P39"><text:span text:style-name="T3">3.1</text:span><text:span text:style-name="T12"><text:tab/></text:span><text:span text:style-name="T3">Types de tests<text:tab/></text:span><text:a xlink:type="simple" xlink:href="#__RefHeading___Toc93508216" text:style-name="Index_20_Link_20__28_user_29_" text:visited-style-name="Index_20_Link_20__28_user_29_"><text:span text:style-name="T3">6</text:span></text:a></text:p>
          <text:p text:style-name="Contents_20_3"><text:span text:style-name="T3">3.1.1</text:span><text:span text:style-name="T11"><text:tab/></text:span><text:span text:style-name="T3">Tests fonctionnels<text:tab/></text:span><text:a xlink:type="simple" xlink:href="#__RefHeading___Toc93508217" text:style-name="Index_20_Link_20__28_user_29_" text:visited-style-name="Index_20_Link_20__28_user_29_"><text:span text:style-name="T3">6</text:span></text:a></text:p>
          <text:p text:style-name="Contents_20_3"><text:span text:style-name="T3">3.1.2</text:span><text:span text:style-name="T11"><text:tab/></text:span><text:span text:style-name="T3">Tests d’interface utilisateur<text:tab/></text:span><text:a xlink:type="simple" xlink:href="#__RefHeading___Toc93508218" text:style-name="Index_20_Link_20__28_user_29_" text:visited-style-name="Index_20_Link_20__28_user_29_"><text:span text:style-name="T3">6</text:span></text:a></text:p>
          <text:p text:style-name="Contents_20_3"><text:span text:style-name="T3">3.1.3</text:span><text:span text:style-name="T11"><text:tab/></text:span><text:span text:style-name="T3">Tests de données et d’intégrité de base de données<text:tab/></text:span><text:a xlink:type="simple" xlink:href="#__RefHeading___Toc93508219" text:style-name="Index_20_Link_20__28_user_29_" text:visited-style-name="Index_20_Link_20__28_user_29_"><text:span text:style-name="T3">7</text:span></text:a></text:p>
          <text:p text:style-name="Contents_20_3"><text:span text:style-name="T3">3.1.8</text:span><text:span text:style-name="T11"><text:tab/></text:span><text:span text:style-name="T3">Tests de sécurité et de contrôle d’accès<text:tab/></text:span><text:a xlink:type="simple" xlink:href="#__RefHeading___Toc93508224" text:style-name="Index_20_Link_20__28_user_29_" text:visited-style-name="Index_20_Link_20__28_user_29_"><text:span text:style-name="T3">11</text:span></text:a></text:p>
          <text:p text:style-name="Contents_20_3"><text:span text:style-name="T3">3.1.11</text:span><text:span text:style-name="T11"><text:tab/></text:span><text:span text:style-name="T3">Tests d’installation<text:tab/></text:span><text:a xlink:type="simple" xlink:href="#__RefHeading___Toc93508227" text:style-name="Index_20_Link_20__28_user_29_" text:visited-style-name="Index_20_Link_20__28_user_29_"><text:span text:style-name="T3">14</text:span></text:a></text:p>
        </text:index-body>
      </text:table-of-content>
      <text:p text:style-name="P3"/>
      <text:p text:style-name="P5"><text:title>Plan de tests</text:title></text:p>
      <text:h text:style-name="P27" text:outline-level="1"><text:bookmark-start text:name="__RefHeading___Toc93508207"/>Introduction<text:bookmark-end text:name="__RefHeading___Toc93508207"/></text:h>
      <text:p text:style-name="P47"><text:span text:style-name="T1">Le document présent a pour objectif de décrire le plan de test de l’application sécurité PHP, </text:span><text:span text:style-name="T5">qui est une application de blog avec un module qui permets aux utilisateurs d’interagir dessus.</text:span><text:span text:style-name="T1"> Il regroupe tout les tests à effectuer pour s’assurer du fonctionnement adéquat de l’application, en terme d’ergonomie, de fonctionnalité, de performances,...</text:span></text:p>
      <text:h text:style-name="P30" text:outline-level="2"><text:bookmark-start text:name="__RefHeading___Toc93508208"/><text:span text:style-name="T1">Objectif du document</text:span><text:bookmark-end text:name="__RefHeading___Toc93508208"/></text:h>
      <text:p text:style-name="P55"><text:span text:style-name="T22">Ce document a pour but de lister et de décrire les tests pour valider le bon fonctionnement de l’application.</text:span></text:p>
      <text:h text:style-name="P29" text:outline-level="2">Exigences à tester</text:h>
      <text:p text:style-name="P8">La liste suivante identifie les items, <text:s/>cas d’utilisation, exigences fonctionnelles et exigences non-fonctionnelles, qui ont été désignés comme cibles de test. Cette liste représente ce qui sera testé.</text:p>
      <text:list xml:id="list4025839837" text:style-name="L1">
        <text:list-item>
          <text:p text:style-name="P48"><text:span text:style-name="T1">Tests fonctionnels</text:span></text:p>
        </text:list-item>
        <text:list-item>
          <text:p text:style-name="P9"><text:span text:style-name="T1">Tests d’</text:span><text:span text:style-name="T6">interface utilisateur</text:span></text:p>
        </text:list-item>
        <text:list-item>
          <text:p text:style-name="P9"><text:span text:style-name="T1">Tests d’intégration</text:span></text:p>
        </text:list-item>
        <text:list-item>
          <text:p text:style-name="P9"><text:span text:style-name="T1">Tests de sécurité</text:span></text:p>
        </text:list-item>
        <text:list-item>
          <text:p text:style-name="P9"><text:span text:style-name="T1">Tests d’intégrité de la base de donnée</text:span></text:p>
        </text:list-item>
      </text:list>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h text:style-name="Heading_20_1" text:outline-level="1"><text:bookmark-start text:name="__RefHeading___Toc93508215"/><text:soft-page-break/><text:span text:style-name="T1">Stratégie de tests</text:span><text:bookmark-end text:name="__RefHeading___Toc93508215"/></text:h>
      <text:h text:style-name="P31" text:outline-level="2"><text:bookmark-start text:name="__RefHeading___Toc93508216"/><text:span text:style-name="T1">Types de tests</text:span><text:bookmark-end text:name="__RefHeading___Toc93508216"/></text:h>
      <text:h text:style-name="Heading_20_3" text:outline-level="3"><text:bookmark-start text:name="__RefHeading___Toc93508217"/><text:span text:style-name="T1">Tests fonctionnels</text:span><text:bookmark-end text:name="__RefHeading___Toc93508217"/></text:h>
      <text:p text:style-name="P50"/>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96">Stratégie pour les tests fonctionnels</text:p>
          </table:table-cell>
          <table:covered-table-cell/>
        </table:table-row>
        <table:table-row table:style-name="Tableau3.1">
          <table:table-cell table:style-name="Tableau3.A2" office:value-type="string">
            <text:p text:style-name="P92"><text:span text:style-name="T1">Objectif de test:</text:span></text:p>
          </table:table-cell>
          <table:table-cell table:style-name="Tableau3.B2" office:value-type="string">
            <text:p text:style-name="body_20_text"><text:span text:style-name="T1">Vérifier que la fonctionnalité rencontre la bonne cible de test, incluant la navigation, la saisie de données, le traitement et la récupération.</text:span></text:p>
          </table:table-cell>
        </table:table-row>
        <table:table-row table:style-name="Tableau3.1">
          <table:table-cell table:style-name="Tableau3.A3" office:value-type="string">
            <text:p text:style-name="P95">Technique:</text:p>
          </table:table-cell>
          <table:table-cell table:style-name="Tableau3.B3" office:value-type="string">
            <text:p text:style-name="body_20_text"><text:span text:style-name="T1">Exécuter les cas d’utilisation, chaque chemin du cas ou fonction en utilisant des données valides et non valides tout en vérifiant:</text:span></text:p>
            <text:list xml:id="list2848626432" text:style-name="WW8Num9">
              <text:list-item>
                <text:p text:style-name="P69"><text:span text:style-name="T1">Les résultats attendus avec des données valides.</text:span></text:p>
              </text:list-item>
              <text:list-item>
                <text:p text:style-name="P89"><text:span text:style-name="T1">Les messages d’erreur et d’avertissement lorsque des données non valides sont utilisées.</text:span></text:p>
              </text:list-item>
              <text:list-item>
                <text:p text:style-name="P69"><text:span text:style-name="T1">Que chaque règle d’affaire est appliquée correctement.</text:span></text:p>
              </text:list-item>
            </text:list>
          </table:table-cell>
        </table:table-row>
        <table:table-row table:style-name="Tableau3.1">
          <table:table-cell table:style-name="Tableau3.A4" office:value-type="string">
            <text:p text:style-name="P92"><text:span text:style-name="T1">Critère de complétion:</text:span></text:p>
          </table:table-cell>
          <table:table-cell table:style-name="Tableau3.B4" office:value-type="string">
            <text:list xml:id="list2474737610" text:style-name="WW8Num8">
              <text:list-item>
                <text:p text:style-name="P70"><text:span text:style-name="T1">Tous les tests prévus ont été exécutés.</text:span></text:p>
              </text:list-item>
              <text:list-item>
                <text:p text:style-name="P71"><text:span text:style-name="T1">Toutes le anomalies identifiées ont été enregistrées.</text:span></text:p>
              </text:list-item>
            </text:list>
          </table:table-cell>
        </table:table-row>
        <table:table-row table:style-name="Tableau3.1">
          <table:table-cell table:style-name="Tableau3.A5" office:value-type="string">
            <text:p text:style-name="P72"><text:span text:style-name="T1">Considérations: particulières</text:span></text:p>
          </table:table-cell>
          <table:table-cell table:style-name="Tableau3.B5" office:value-type="string">
            <text:p text:style-name="P50"><text:span text:style-name="T1"/></text:p>
          </table:table-cell>
        </table:table-row>
      </table:table>
      <text:p text:style-name="P16"><text:bookmark-start text:name="__RefHeading___Toc93508218"/></text:p>
      <text:h text:style-name="P36" text:outline-level="3"/>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columns-spanned="5" office:value-type="string">
            <text:p text:style-name="P94"><text:span text:style-name="T2">Récapitulatif des tests </text:span><text:span text:style-name="T13"> </text:span><text:span text:style-name="T14">FON</text:span></text:p>
          </table:table-cell>
          <table:covered-table-cell/>
          <table:covered-table-cell/>
          <table:covered-table-cell/>
          <table:covered-table-cell/>
        </table:table-row>
        <table:table-row table:style-name="Tableau2.2">
          <table:table-cell table:style-name="Tableau2.A2" office:value-type="string">
            <text:p text:style-name="P99">Numéro </text:p>
          </table:table-cell>
          <table:table-cell table:style-name="Tableau2.B2" office:value-type="string">
            <text:p text:style-name="P61">Nom du test</text:p>
          </table:table-cell>
          <table:table-cell table:style-name="Tableau2.C2" office:value-type="string">
            <text:p text:style-name="P91"><text:span text:style-name="T2">Couverture Tests</text:span></text:p>
          </table:table-cell>
          <table:table-cell table:style-name="Tableau2.D2" office:value-type="string">
            <text:p text:style-name="P61">Couverture du code</text:p>
          </table:table-cell>
          <table:table-cell table:style-name="Tableau2.E2" office:value-type="string">
            <text:p text:style-name="P61">Test prévu</text:p>
          </table:table-cell>
        </table:table-row>
        <table:table-row table:style-name="Tableau2.3">
          <table:table-cell table:style-name="Tableau2.A3" office:value-type="string">
            <text:p text:style-name="P101">1</text:p>
          </table:table-cell>
          <table:table-cell table:style-name="Tableau2.B3" office:value-type="string">
            <text:p text:style-name="P78">Login du client</text:p>
          </table:table-cell>
          <table:table-cell table:style-name="Tableau2.C3" office:value-type="string">
            <text:p text:style-name="P82">X%</text:p>
          </table:table-cell>
          <table:table-cell table:style-name="Tableau2.D3" office:value-type="string">
            <text:p text:style-name="P82">X%</text:p>
          </table:table-cell>
          <table:table-cell table:style-name="Tableau2.E3" office:value-type="string">
            <text:p text:style-name="P82"/>
          </table:table-cell>
        </table:table-row>
        <table:table-row table:style-name="Tableau2.4">
          <table:table-cell table:style-name="Tableau2.A4" office:value-type="string">
            <text:p text:style-name="P101">2</text:p>
          </table:table-cell>
          <table:table-cell table:style-name="Tableau2.B4" office:value-type="string">
            <text:p text:style-name="P76">Création d’un compte</text:p>
          </table:table-cell>
          <table:table-cell table:style-name="Tableau2.C4" office:value-type="string">
            <text:p text:style-name="P80"/>
          </table:table-cell>
          <table:table-cell table:style-name="Tableau2.D4" office:value-type="string">
            <text:p text:style-name="P80"/>
          </table:table-cell>
          <table:table-cell table:style-name="Tableau2.E4" office:value-type="string">
            <text:p text:style-name="P80"/>
          </table:table-cell>
        </table:table-row>
        <table:table-row table:style-name="Tableau2.4">
          <table:table-cell table:style-name="Tableau2.A5" office:value-type="string">
            <text:p text:style-name="P62">3</text:p>
          </table:table-cell>
          <table:table-cell table:style-name="Tableau2.B5" office:value-type="string">
            <text:p text:style-name="P51">Lister les articles</text:p>
          </table:table-cell>
          <table:table-cell table:style-name="Tableau2.C5" office:value-type="string">
            <text:p text:style-name="P49"/>
          </table:table-cell>
          <table:table-cell table:style-name="Tableau2.D5" office:value-type="string">
            <text:p text:style-name="P49"/>
          </table:table-cell>
          <table:table-cell table:style-name="Tableau2.E5" office:value-type="string">
            <text:p text:style-name="P49"/>
          </table:table-cell>
        </table:table-row>
        <table:table-row table:style-name="Tableau2.4">
          <table:table-cell table:style-name="Tableau2.A7" office:value-type="string">
            <text:p text:style-name="P66">4</text:p>
          </table:table-cell>
          <table:table-cell table:style-name="Tableau2.B7" office:value-type="string">
            <text:p text:style-name="P51"><text:span text:style-name="T20">V</text:span>oir un article <text:span text:style-name="T18">fermé</text:span></text:p>
          </table:table-cell>
          <table:table-cell table:style-name="Tableau2.C7" office:value-type="string">
            <text:p text:style-name="P49"/>
          </table:table-cell>
          <table:table-cell table:style-name="Tableau2.D7" office:value-type="string">
            <text:p text:style-name="P49"/>
          </table:table-cell>
          <table:table-cell table:style-name="Tableau2.E7" office:value-type="string">
            <text:p text:style-name="P49"/>
          </table:table-cell>
        </table:table-row>
        <table:table-row table:style-name="Tableau2.4">
          <table:table-cell table:style-name="Tableau2.A7" office:value-type="string">
            <text:p text:style-name="P67">5</text:p>
          </table:table-cell>
          <table:table-cell table:style-name="Tableau2.B7" office:value-type="string">
            <text:p text:style-name="P52">Voir un article ouvert</text:p>
          </table:table-cell>
          <table:table-cell table:style-name="Tableau2.C7" office:value-type="string">
            <text:p text:style-name="P49"/>
          </table:table-cell>
          <table:table-cell table:style-name="Tableau2.D7" office:value-type="string">
            <text:p text:style-name="P49"/>
          </table:table-cell>
          <table:table-cell table:style-name="Tableau2.E7" office:value-type="string">
            <text:p text:style-name="P49"/>
          </table:table-cell>
        </table:table-row>
        <table:table-row table:style-name="Tableau2.4">
          <table:table-cell table:style-name="Tableau2.A8" office:value-type="string">
            <text:p text:style-name="P67">6</text:p>
          </table:table-cell>
          <table:table-cell table:style-name="Tableau2.B8" office:value-type="string">
            <text:p text:style-name="P51">Laisser un commentaire <text:span text:style-name="T19">sur un article ouvert.</text:span></text:p>
          </table:table-cell>
          <table:table-cell table:style-name="Tableau2.C8" office:value-type="string">
            <text:p text:style-name="P49"/>
          </table:table-cell>
          <table:table-cell table:style-name="Tableau2.D8" office:value-type="string">
            <text:p text:style-name="P49"/>
          </table:table-cell>
          <table:table-cell table:style-name="Tableau2.E8" office:value-type="string">
            <text:p text:style-name="P49"/>
          </table:table-cell>
        </table:table-row>
        <table:table-row table:style-name="Tableau2.4">
          <table:table-cell table:style-name="Tableau2.A9" office:value-type="string">
            <text:p text:style-name="P67">7</text:p>
          </table:table-cell>
          <table:table-cell table:style-name="Tableau2.B9" office:value-type="string">
            <text:p text:style-name="P51">Modifier un commentaire.</text:p>
          </table:table-cell>
          <table:table-cell table:style-name="Tableau2.C9" office:value-type="string">
            <text:p text:style-name="P53"/>
          </table:table-cell>
          <table:table-cell table:style-name="Tableau2.D9" office:value-type="string">
            <text:p text:style-name="P53"/>
          </table:table-cell>
          <table:table-cell table:style-name="Tableau2.E9" office:value-type="string">
            <text:p text:style-name="P53"/>
          </table:table-cell>
        </table:table-row>
      </table:table>
      <text:h text:style-name="P35" text:outline-level="3"><text:soft-page-break/><text:span text:style-name="T1">Tests d’interface utilisateur</text:span><text:bookmark-end text:name="__RefHeading___Toc93508218"/></text:h>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96">Stratégie pour les tests d’interface utilisateur</text:p>
          </table:table-cell>
          <table:covered-table-cell/>
        </table:table-row>
        <table:table-row table:style-name="Tableau5.1">
          <table:table-cell table:style-name="Tableau5.A2" office:value-type="string">
            <text:p text:style-name="P95">Objectif de test:</text:p>
          </table:table-cell>
          <table:table-cell table:style-name="Tableau5.B2" office:value-type="string">
            <text:p text:style-name="P56">Évaluer:</text:p>
            <text:list xml:id="list2480226067" text:style-name="WW8Num16">
              <text:list-item>
                <text:p text:style-name="P74"><text:span text:style-name="T1">La navigation des cibles de test représentent adéquatement les fonctions d’affaire et les exigences, incluant d’écran à écran, de champ à champ, et l’utilisation des modes de déplacement tells les clés de tabulation, le mouvement de la souris et les clés d’accès rapide.</text:span></text:p>
              </text:list-item>
              <text:list-item>
                <text:p text:style-name="P74"><text:span text:style-name="T1">Les composants de l’écran et les caractéristiques tels les menus, la taille, la position, la cible de saisie et l’état sont conformes aux normes.</text:span></text:p>
              </text:list-item>
            </text:list>
          </table:table-cell>
        </table:table-row>
        <table:table-row table:style-name="Tableau5.1">
          <table:table-cell table:style-name="Tableau5.A3" office:value-type="string">
            <text:p text:style-name="P95">Technique:</text:p>
          </table:table-cell>
          <table:table-cell table:style-name="Tableau5.B3" office:value-type="string">
            <text:p text:style-name="P56">Produire des tests pour chaque écran afin de vérifier la navigation et les états de chacun des écrans et composants de l’application.</text:p>
          </table:table-cell>
        </table:table-row>
        <table:table-row table:style-name="Tableau5.1">
          <table:table-cell table:style-name="Tableau5.A4" office:value-type="string">
            <text:p text:style-name="P95">Critère de complétion:</text:p>
          </table:table-cell>
          <table:table-cell table:style-name="Tableau5.B4" office:value-type="string">
            <text:p text:style-name="P56">La vérification de chaque écran est concluante en se conformant à la référence ou à une norme acceptable.</text:p>
          </table:table-cell>
        </table:table-row>
        <table:table-row table:style-name="Tableau5.1">
          <table:table-cell table:style-name="Tableau5.A5" office:value-type="string">
            <text:p text:style-name="P72"><text:span text:style-name="T1">Considérations: particulières</text:span></text:p>
          </table:table-cell>
          <table:table-cell table:style-name="Tableau5.B5" office:value-type="string">
            <text:p text:style-name="P56">Il est possible que toutes les propriétés personnalisables ou des composants d’un tiers ne soient testées.</text:p>
          </table:table-cell>
        </table:table-row>
      </table:table>
      <text:p text:style-name="P12"/>
      <text:p text:style-name="P12"/>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table:number-columns-spanned="5" office:value-type="string">
            <text:p text:style-name="P93"><text:span text:style-name="T2">Récapitulatif des tests </text:span><text:span text:style-name="T13"> </text:span><text:span text:style-name="T15">ERGO</text:span></text:p>
          </table:table-cell>
          <table:covered-table-cell/>
          <table:covered-table-cell/>
          <table:covered-table-cell/>
          <table:covered-table-cell/>
        </table:table-row>
        <table:table-row table:style-name="Tableau4.2">
          <table:table-cell table:style-name="Tableau4.A2" office:value-type="string">
            <text:p text:style-name="P98">Numéro </text:p>
          </table:table-cell>
          <table:table-cell table:style-name="Tableau4.B2" office:value-type="string">
            <text:p text:style-name="P60">Nom du test</text:p>
          </table:table-cell>
          <table:table-cell table:style-name="Tableau4.C2" office:value-type="string">
            <text:p text:style-name="P90"><text:span text:style-name="T2">Couverture Tests</text:span></text:p>
          </table:table-cell>
          <table:table-cell table:style-name="Tableau4.D2" office:value-type="string">
            <text:p text:style-name="P60">Couverture du code</text:p>
          </table:table-cell>
          <table:table-cell table:style-name="Tableau4.E2" office:value-type="string">
            <text:p text:style-name="P60">Test prévu</text:p>
          </table:table-cell>
        </table:table-row>
        <table:table-row table:style-name="Tableau4.3">
          <table:table-cell table:style-name="Tableau4.A3" office:value-type="string">
            <text:p text:style-name="P100">1</text:p>
          </table:table-cell>
          <table:table-cell table:style-name="Tableau4.B3" office:value-type="string">
            <text:p text:style-name="P77">L<text:span text:style-name="T23">es champs de saisie pour le mot de passe doivent être secrets</text:span></text:p>
          </table:table-cell>
          <table:table-cell table:style-name="Tableau4.C3" office:value-type="string">
            <text:p text:style-name="P81">X%</text:p>
          </table:table-cell>
          <table:table-cell table:style-name="Tableau4.D3" office:value-type="string">
            <text:p text:style-name="P81">X%</text:p>
          </table:table-cell>
          <table:table-cell table:style-name="Tableau4.E3" office:value-type="string">
            <text:p text:style-name="P81"/>
          </table:table-cell>
        </table:table-row>
        <table:table-row table:style-name="Tableau4.4">
          <table:table-cell table:style-name="Tableau4.A4" office:value-type="string">
            <text:p text:style-name="P100">2</text:p>
          </table:table-cell>
          <table:table-cell table:style-name="Tableau4.B4" office:value-type="string">
            <text:p text:style-name="P83">Affichage des informations du commentaire lors de la modification</text:p>
          </table:table-cell>
          <table:table-cell table:style-name="Tableau4.C4" office:value-type="string">
            <text:p text:style-name="P79"/>
          </table:table-cell>
          <table:table-cell table:style-name="Tableau4.D4" office:value-type="string">
            <text:p text:style-name="P79"/>
          </table:table-cell>
          <table:table-cell table:style-name="Tableau4.E4" office:value-type="string">
            <text:p text:style-name="P79"/>
          </table:table-cell>
        </table:table-row>
      </table:table>
      <text:h text:style-name="P34" text:outline-level="3" text:is-list-header="true"><text:span text:style-name="T1"/></text:h>
      <text:p text:style-name="P21"><text:span text:style-name="T1"/></text:p>
      <text:p text:style-name="P21"><text:span text:style-name="T1"/></text:p>
      <text:p text:style-name="P21"><text:span text:style-name="T1"/></text:p>
      <text:h text:style-name="P34" text:outline-level="3"><text:bookmark-start text:name="__RefHeading___Toc93508219"/><text:soft-page-break/><text:span text:style-name="T1">Tests de données et d’intégrité de base de données</text:span><text:bookmark-end text:name="__RefHeading___Toc93508219"/></text:h>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96">Stratégie pour les tests de données et d’intégrité de base de données</text:p>
          </table:table-cell>
          <table:covered-table-cell/>
        </table:table-row>
        <table:table-row table:style-name="Tableau6.1">
          <table:table-cell table:style-name="Tableau6.A2" office:value-type="string">
            <text:p text:style-name="P95">Objectif de test:</text:p>
          </table:table-cell>
          <table:table-cell table:style-name="Tableau6.B2" office:value-type="string">
            <text:p text:style-name="P92"><text:span text:style-name="T1">Vérifier les méthodes d’accès à la base de données ainsi que les processus fonctionnent correctement et sans corruption de données.</text:span></text:p>
          </table:table-cell>
        </table:table-row>
        <table:table-row table:style-name="Tableau6.1">
          <table:table-cell table:style-name="Tableau6.A3" office:value-type="string">
            <text:p text:style-name="P95">Technique:</text:p>
          </table:table-cell>
          <table:table-cell table:style-name="Tableau6.B3" office:value-type="string">
            <text:p text:style-name="P92"><text:span text:style-name="T1">Appeler chaque méthode et processus d’accès à la base de données en alimentant chacun de données valides, de données invalides et de requêtes de données.</text:span></text:p>
            <text:p text:style-name="P92"><text:span text:style-name="T1">Inspecter la base de données pour vérifier que les données ont été chargées comme prévu, que toutes les opérations de la base de données s’exécutent normalement et réviser les données produites afin de s’assurer que les bonnes données ont été extraites et pour les bonnes raisons.</text:span></text:p>
          </table:table-cell>
        </table:table-row>
        <table:table-row table:style-name="Tableau6.1">
          <table:table-cell table:style-name="Tableau6.A4" office:value-type="string">
            <text:p text:style-name="P95">Critère de complétion:</text:p>
          </table:table-cell>
          <table:table-cell table:style-name="Tableau6.B4" office:value-type="string">
            <text:p text:style-name="P92"><text:span text:style-name="T1">Tous les processus et méthodes d’accès fonctionnent tels qu’ils ont été conçus sans corruption de données.</text:span></text:p>
          </table:table-cell>
        </table:table-row>
        <table:table-row table:style-name="Tableau6.1">
          <table:table-cell table:style-name="Tableau6.A5" office:value-type="string">
            <text:p text:style-name="P72"><text:span text:style-name="T1">Considérations: particulières</text:span></text:p>
          </table:table-cell>
          <table:table-cell table:style-name="Tableau6.B5" office:value-type="string">
            <text:p text:style-name="P92"><text:span text:style-name="T1">Les tests peuvent nécessiter un environnement de développement du SGBD ou des pilotes pour charger ou modifier directement des données dans la base de données.</text:span></text:p>
            <text:p text:style-name="P95">Les processus doivent être actives manuellement.</text:p>
            <text:p text:style-name="P95">Des bases de données <text:s/>petites ou de taille minimale devraient être utilisées pour accroître la visibilité d’événements non acceptables.</text:p>
          </table:table-cell>
        </table:table-row>
      </table:table>
      <text:p text:style-name="P12"/>
      <text:h text:style-name="P34" text:outline-level="3" text:is-list-header="true"><text:span text:style-name="T1"/></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style-name="Tableau21.1">
          <table:table-cell table:style-name="Tableau21.A1" table:number-columns-spanned="5" office:value-type="string">
            <text:p text:style-name="P93"><text:span text:style-name="T2">Récapitulatif des tests </text:span><text:span text:style-name="T13"> </text:span><text:span text:style-name="T15">BDD</text:span></text:p>
          </table:table-cell>
          <table:covered-table-cell/>
          <table:covered-table-cell/>
          <table:covered-table-cell/>
          <table:covered-table-cell/>
        </table:table-row>
        <table:table-row table:style-name="Tableau21.2">
          <table:table-cell table:style-name="Tableau21.A2" office:value-type="string">
            <text:p text:style-name="P98">Numéro </text:p>
          </table:table-cell>
          <table:table-cell table:style-name="Tableau21.B2" office:value-type="string">
            <text:p text:style-name="P60">Nom du test</text:p>
          </table:table-cell>
          <table:table-cell table:style-name="Tableau21.C2" office:value-type="string">
            <text:p text:style-name="P90"><text:span text:style-name="T2">Couverture Tests</text:span></text:p>
          </table:table-cell>
          <table:table-cell table:style-name="Tableau21.D2" office:value-type="string">
            <text:p text:style-name="P60">Couverture du code</text:p>
          </table:table-cell>
          <table:table-cell table:style-name="Tableau21.E2" office:value-type="string">
            <text:p text:style-name="P60">Test prévu</text:p>
          </table:table-cell>
        </table:table-row>
        <table:table-row table:style-name="Tableau21.3">
          <table:table-cell table:style-name="Tableau21.A3" office:value-type="string">
            <text:p text:style-name="P100">1</text:p>
          </table:table-cell>
          <table:table-cell table:style-name="Tableau21.B3" office:value-type="string">
            <text:p text:style-name="P88">Test d’insertion en base</text:p>
          </table:table-cell>
          <table:table-cell table:style-name="Tableau21.C3" office:value-type="string">
            <text:p text:style-name="P81">X%</text:p>
          </table:table-cell>
          <table:table-cell table:style-name="Tableau21.D3" office:value-type="string">
            <text:p text:style-name="P81">X%</text:p>
          </table:table-cell>
          <table:table-cell table:style-name="Tableau21.E3" office:value-type="string">
            <text:p text:style-name="P81"/>
          </table:table-cell>
        </table:table-row>
        <table:table-row table:style-name="Tableau21.3">
          <table:table-cell table:style-name="Tableau21.A4" office:value-type="string">
            <text:p text:style-name="P102">2</text:p>
          </table:table-cell>
          <table:table-cell table:style-name="Tableau21.B4" office:value-type="string">
            <text:p text:style-name="P88">Test de suppression en base</text:p>
          </table:table-cell>
          <table:table-cell table:style-name="Tableau21.C4" office:value-type="string">
            <text:p text:style-name="P81"/>
          </table:table-cell>
          <table:table-cell table:style-name="Tableau21.D4" office:value-type="string">
            <text:p text:style-name="P81"/>
          </table:table-cell>
          <table:table-cell table:style-name="Tableau21.E4" office:value-type="string">
            <text:p text:style-name="P81"/>
          </table:table-cell>
        </table:table-row>
        <table:table-row table:style-name="Tableau21.3">
          <table:table-cell table:style-name="Tableau21.A5" office:value-type="string">
            <text:p text:style-name="P102">3</text:p>
          </table:table-cell>
          <table:table-cell table:style-name="Tableau21.B5" office:value-type="string">
            <text:p text:style-name="P88">Test de mise à jour de donnée</text:p>
          </table:table-cell>
          <table:table-cell table:style-name="Tableau21.C5" office:value-type="string">
            <text:p text:style-name="P81"/>
          </table:table-cell>
          <table:table-cell table:style-name="Tableau21.D5" office:value-type="string">
            <text:p text:style-name="P81"/>
          </table:table-cell>
          <table:table-cell table:style-name="Tableau21.E5" office:value-type="string">
            <text:p text:style-name="P81"/>
          </table:table-cell>
        </table:table-row>
      </table:table>
      <text:h text:style-name="P33" text:outline-level="3" text:is-list-header="true"/>
      <text:p text:style-name="P15"/>
      <text:h text:style-name="P33" text:outline-level="3"><text:soft-page-break/>Tests de sécurité et de contrôle d’accès</text:h>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97">Stratégie pour les tests de sécurité et de contrôle d’accès</text:p>
          </table:table-cell>
          <table:covered-table-cell/>
        </table:table-row>
        <table:table-row table:style-name="Tableau11.1">
          <table:table-cell table:style-name="Tableau11.A2" office:value-type="string">
            <text:p text:style-name="P100">Objectif de test:</text:p>
          </table:table-cell>
          <table:table-cell table:style-name="Tableau11.B2" office:value-type="string">
            <text:p text:style-name="P90"><text:span text:style-name="T1">La sécurité au niveau de l’application: Vérifier qu’un acteur ne peut accéder aux seules données et fonctions pour lesquelles son type d’utilisateur lui donne les autorisations.</text:span></text:p>
            <text:p text:style-name="P90"><text:span text:style-name="T1">La sécurité au niveau du système : Vérifier que seuls les acteurs ayant la autorisation, ont un accès au système et aux application.</text:span></text:p>
          </table:table-cell>
        </table:table-row>
        <table:table-row table:style-name="Tableau11.1">
          <table:table-cell table:style-name="Tableau11.A3" office:value-type="string">
            <text:p text:style-name="P100">Technique:</text:p>
          </table:table-cell>
          <table:table-cell table:style-name="Tableau11.B3" office:value-type="string">
            <text:p text:style-name="P68">Niveau application: </text:p>
            <text:list xml:id="list3536946529" text:style-name="WW8Num18">
              <text:list-item>
                <text:p text:style-name="P64">Identifier et énumérer chaque type d’acteur avec les fonctions et données pour lesquelles il a les autorisations.</text:p>
              </text:list-item>
              <text:list-item>
                <text:p text:style-name="P75"><text:span text:style-name="T1">Créer des tests pour chaque type d’acteur afin <text:s/>et vérifier chaque autorisation en exécutant des transactions spécifique à chaque utilisateur acteur.</text:span></text:p>
              </text:list-item>
              <text:list-item>
                <text:p text:style-name="P75"><text:span text:style-name="T1">Modifier un type d’utilisateur et ré exécuter les tests pour le même utilisateur. Dans chaque cas, vérifier <text:s/>si les données et fonctions sont disponibles ou non disponibles tel que souhaité.</text:span></text:p>
              </text:list-item>
            </text:list>
            <text:p text:style-name="P68">Niveau système: Voir les considérations particulières.</text:p>
          </table:table-cell>
        </table:table-row>
        <table:table-row table:style-name="Tableau11.1">
          <table:table-cell table:style-name="Tableau11.A4" office:value-type="string">
            <text:p text:style-name="P100">Critère de complétion:</text:p>
          </table:table-cell>
          <table:table-cell table:style-name="Tableau11.B4" office:value-type="string">
            <text:p text:style-name="P90"><text:span text:style-name="T1">Pour chaque type d’acteur connu, les fonctions et données appropriées sont disponibles et si toutes les transactions fonctionnent comme prévu et s’exécutent dans les précédents tests fonctionnels.</text:span></text:p>
          </table:table-cell>
        </table:table-row>
        <table:table-row table:style-name="Tableau11.1">
          <table:table-cell table:style-name="Tableau11.A5" office:value-type="string">
            <text:p text:style-name="P73"><text:span text:style-name="T1">Considérations: particulières</text:span></text:p>
          </table:table-cell>
          <table:table-cell table:style-name="Tableau11.B5" office:value-type="string">
            <text:p text:style-name="P90"><text:span text:style-name="T1">L’accès au système doit être révisé et discuté avec les administrateurs appropriés de système ou de réseau. Ces tests peuvent ne pas être nécessaires s’ils sont déjà une fonction de l’administration du réseau ou du système.</text:span></text:p>
          </table:table-cell>
        </table:table-row>
      </table:table>
      <text:p text:style-name="P15"/>
      <text:h text:style-name="P35" text:outline-level="3" text:is-list-header="true"><text:span text:style-name="T1"/></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style-name="Tableau7.1">
          <table:table-cell table:style-name="Tableau7.A1" table:number-columns-spanned="5" office:value-type="string">
            <text:p text:style-name="P94"><text:span text:style-name="T2">Récapitulatif des tests </text:span><text:span text:style-name="T13"> </text:span><text:span text:style-name="T16">SEC</text:span></text:p>
          </table:table-cell>
          <table:covered-table-cell/>
          <table:covered-table-cell/>
          <table:covered-table-cell/>
          <table:covered-table-cell/>
        </table:table-row>
        <table:table-row table:style-name="Tableau7.2">
          <table:table-cell table:style-name="Tableau7.A2" office:value-type="string">
            <text:p text:style-name="P99">Numéro </text:p>
          </table:table-cell>
          <table:table-cell table:style-name="Tableau7.B2" office:value-type="string">
            <text:p text:style-name="P61">Nom du test</text:p>
          </table:table-cell>
          <table:table-cell table:style-name="Tableau7.C2" office:value-type="string">
            <text:p text:style-name="P91"><text:span text:style-name="T2">Couverture Tests</text:span></text:p>
          </table:table-cell>
          <table:table-cell table:style-name="Tableau7.D2" office:value-type="string">
            <text:p text:style-name="P61">Couverture du code</text:p>
          </table:table-cell>
          <table:table-cell table:style-name="Tableau7.E2" office:value-type="string">
            <text:p text:style-name="P61">Test prévu</text:p>
          </table:table-cell>
        </table:table-row>
        <table:table-row table:style-name="Tableau7.3">
          <table:table-cell table:style-name="Tableau7.A3" office:value-type="string">
            <text:p text:style-name="P101">1</text:p>
          </table:table-cell>
          <table:table-cell table:style-name="Tableau7.B3" office:value-type="string">
            <text:p text:style-name="P84">Mot de passe hashés en base</text:p>
          </table:table-cell>
          <table:table-cell table:style-name="Tableau7.C3" office:value-type="string">
            <text:p text:style-name="P82">X%</text:p>
          </table:table-cell>
          <table:table-cell table:style-name="Tableau7.D3" office:value-type="string">
            <text:p text:style-name="P82">X%</text:p>
          </table:table-cell>
          <table:table-cell table:style-name="Tableau7.E3" office:value-type="string">
            <text:p text:style-name="P82"/>
          </table:table-cell>
        </table:table-row>
        <table:table-row table:style-name="Tableau7.4">
          <table:table-cell table:style-name="Tableau7.A4" office:value-type="string">
            <text:p text:style-name="P101">2</text:p>
          </table:table-cell>
          <table:table-cell table:style-name="Tableau7.B4" office:value-type="string">
            <text:p text:style-name="P85">Vérification de la sécurité des champs saisies</text:p>
          </table:table-cell>
          <table:table-cell table:style-name="Tableau7.C4" office:value-type="string">
            <text:p text:style-name="P80"/>
          </table:table-cell>
          <table:table-cell table:style-name="Tableau7.D4" office:value-type="string">
            <text:p text:style-name="P80"/>
          </table:table-cell>
          <table:table-cell table:style-name="Tableau7.E4" office:value-type="string">
            <text:p text:style-name="P80"/>
          </table:table-cell>
        </table:table-row>
        <table:table-row table:style-name="Tableau7.4">
          <table:table-cell table:style-name="Tableau7.A5" office:value-type="string">
            <text:p text:style-name="P62">3</text:p>
          </table:table-cell>
          <table:table-cell table:style-name="Tableau7.B5" office:value-type="string">
            <text:p text:style-name="P54">Vérification sécurité des paramètre de l’URL</text:p>
          </table:table-cell>
          <table:table-cell table:style-name="Tableau7.C5" office:value-type="string">
            <text:p text:style-name="P49"/>
          </table:table-cell>
          <table:table-cell table:style-name="Tableau7.D5" office:value-type="string">
            <text:p text:style-name="P49"/>
          </table:table-cell>
          <table:table-cell table:style-name="Tableau7.E5" office:value-type="string">
            <text:p text:style-name="P49"/>
          </table:table-cell>
        </table:table-row>
      </table:table>
      <text:h text:style-name="P35" text:outline-level="3"><text:bookmark-start text:name="__RefHeading___Toc93508227"/><text:soft-page-break/><text:span text:style-name="T1">Tests d’installation</text:span><text:bookmark-end text:name="__RefHeading___Toc93508227"/></text:h>
      <table:table table:name="Tableau14" table:style-name="Tableau14">
        <table:table-column table:style-name="Tableau14.A"/>
        <table:table-column table:style-name="Tableau14.B"/>
        <table:table-row table:style-name="Tableau14.1">
          <table:table-cell table:style-name="Tableau14.A1" table:number-columns-spanned="2" office:value-type="string">
            <text:p text:style-name="P96">Stratégie pour les tests d’installation</text:p>
          </table:table-cell>
          <table:covered-table-cell/>
        </table:table-row>
        <table:table-row table:style-name="Tableau14.1">
          <table:table-cell table:style-name="Tableau14.A2" office:value-type="string">
            <text:p text:style-name="P95">Objectif de test:</text:p>
          </table:table-cell>
          <table:table-cell table:style-name="Tableau14.B2" office:value-type="string">
            <text:p text:style-name="P56">Vérifier que la cible de test est installée correctement pour chaque configuration matérielle requise, avec les conditions suivantes :</text:p>
            <text:list xml:id="list123720441029561" text:continue-numbering="true" text:style-name="WW8Num18">
              <text:list-item>
                <text:p text:style-name="P63">Nouvelle installation, sur une nouvelle machine où l’application n’a jamais été installée auparavant.</text:p>
              </text:list-item>
              <text:list-item>
                <text:p text:style-name="P63">Mise à niveau d’une machine avec une application de la même version.</text:p>
              </text:list-item>
              <text:list-item>
                <text:p text:style-name="P63">Mise à jour d’une machine avec une application d’une plus vieille version.</text:p>
              </text:list-item>
            </text:list>
          </table:table-cell>
        </table:table-row>
        <table:table-row table:style-name="Tableau14.1">
          <table:table-cell table:style-name="Tableau14.A3" office:value-type="string">
            <text:p text:style-name="P95">Technique:</text:p>
          </table:table-cell>
          <table:table-cell table:style-name="Tableau14.B3" office:value-type="string">
            <text:p text:style-name="body_20_text"><text:span text:style-name="T1">Valider les conditions de la machine cible manuellement ou avec des scripts automatiques : nouvelle installation, réinstallation de la même version ou réinstallation d’une vieille version.</text:span></text:p>
            <text:p text:style-name="P56">Exécuter une installation.</text:p>
            <text:p text:style-name="body_20_text"><text:span text:style-name="T1">Utiliser un sous-ensemble de scripts de tests fonctionnels et exécuter les transactions.</text:span></text:p>
          </table:table-cell>
        </table:table-row>
        <table:table-row table:style-name="Tableau14.1">
          <table:table-cell table:style-name="Tableau14.A4" office:value-type="string">
            <text:p text:style-name="P95">Critère de complétion:</text:p>
          </table:table-cell>
          <table:table-cell table:style-name="Tableau14.B4" office:value-type="string">
            <text:p text:style-name="P56">Les transactions sont exécutées avec succès sans défaillance.</text:p>
          </table:table-cell>
        </table:table-row>
        <table:table-row table:style-name="Tableau14.1">
          <table:table-cell table:style-name="Tableau14.A5" office:value-type="string">
            <text:p text:style-name="P72"><text:span text:style-name="T1">Considérations: particulières</text:span></text:p>
          </table:table-cell>
          <table:table-cell table:style-name="Tableau14.B5" office:value-type="string">
            <text:p text:style-name="P56">Déterminer quelles sont les transactions qui garantiront que l’application sera installée avec succès sans que des composants majeurs ne soient oubliés.</text:p>
          </table:table-cell>
        </table:table-row>
      </table:table>
      <text:p text:style-name="P12"/>
      <text:h text:style-name="P32" text:outline-level="2" text:is-list-header="true"/>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table:number-columns-spanned="5" office:value-type="string">
            <text:p text:style-name="P94"><text:span text:style-name="T2">Récapitulatif des tests </text:span><text:span text:style-name="T14"> </text:span><text:span text:style-name="T16">INT</text:span></text:p>
          </table:table-cell>
          <table:covered-table-cell/>
          <table:covered-table-cell/>
          <table:covered-table-cell/>
          <table:covered-table-cell/>
        </table:table-row>
        <table:table-row table:style-name="Tableau8.2">
          <table:table-cell table:style-name="Tableau8.A2" office:value-type="string">
            <text:p text:style-name="P99">Numéro </text:p>
          </table:table-cell>
          <table:table-cell table:style-name="Tableau8.B2" office:value-type="string">
            <text:p text:style-name="P61">Nom du test</text:p>
          </table:table-cell>
          <table:table-cell table:style-name="Tableau8.C2" office:value-type="string">
            <text:p text:style-name="P91"><text:span text:style-name="T2">Couverture Tests</text:span></text:p>
          </table:table-cell>
          <table:table-cell table:style-name="Tableau8.D2" office:value-type="string">
            <text:p text:style-name="P61">Couverture du code</text:p>
          </table:table-cell>
          <table:table-cell table:style-name="Tableau8.E2" office:value-type="string">
            <text:p text:style-name="P61">Test prévu</text:p>
          </table:table-cell>
        </table:table-row>
        <table:table-row table:style-name="Tableau8.3">
          <table:table-cell table:style-name="Tableau8.A3" office:value-type="string">
            <text:p text:style-name="P101">1</text:p>
          </table:table-cell>
          <table:table-cell table:style-name="Tableau8.B3" office:value-type="string">
            <text:p text:style-name="P86">Vérifier la présence de la BDD</text:p>
          </table:table-cell>
          <table:table-cell table:style-name="Tableau8.C3" office:value-type="string">
            <text:p text:style-name="P82">X%</text:p>
          </table:table-cell>
          <table:table-cell table:style-name="Tableau8.D3" office:value-type="string">
            <text:p text:style-name="P82">X%</text:p>
          </table:table-cell>
          <table:table-cell table:style-name="Tableau8.E3" office:value-type="string">
            <text:p text:style-name="P82"/>
          </table:table-cell>
        </table:table-row>
        <table:table-row table:style-name="Tableau8.4">
          <table:table-cell table:style-name="Tableau8.A4" office:value-type="string">
            <text:p text:style-name="P101">2</text:p>
          </table:table-cell>
          <table:table-cell table:style-name="Tableau8.B4" office:value-type="string">
            <text:p text:style-name="P87">Vérifier les <text:span text:style-name="T24">interactions</text:span> avec la BDD</text:p>
          </table:table-cell>
          <table:table-cell table:style-name="Tableau8.C4" office:value-type="string">
            <text:p text:style-name="P80"/>
          </table:table-cell>
          <table:table-cell table:style-name="Tableau8.D4" office:value-type="string">
            <text:p text:style-name="P80"/>
          </table:table-cell>
          <table:table-cell table:style-name="Tableau8.E4" office:value-type="string">
            <text:p text:style-name="P80"/>
          </table:table-cell>
        </table:table-row>
      </table:table>
      <text:h text:style-name="P32" text:outline-level="2" text:is-list-header="true"/>
      <text:p text:style-name="P25"/>
      <text:p text:style-name="P25"/>
      <text:p text:style-name="P25"/>
      <text:p text:style-name="P25"/>
      <text:p text:style-name="P25"/>
      <text:p text:style-name="P25"/>
      <text:p text:style-name="P25"/>
      <text:p text:style-name="P26"><text:span text:style-name="T1"/></text:p>
      <text:h text:style-name="P28" text:outline-level="1"><text:bookmark-start text:name="__RefHeading___Toc93508237"/><text:span text:style-name="T1">Annexe A: Tâches du projet</text:span><text:bookmark-end text:name="__RefHeading___Toc93508237"/></text:h>
      <text:p text:style-name="P11">Voici la liste des tâches liées à l’exécution des tests :</text:p>
      <text:list xml:id="list1495459097" text:style-name="WW8Num13">
        <text:list-item>
          <text:p text:style-name="P17"><text:span text:style-name="T1">Planifier les tests</text:span></text:p>
          <text:list>
            <text:list-item>
              <text:p text:style-name="P13">Identifier les exigences de test</text:p>
            </text:list-item>
            <text:list-item>
              <text:p text:style-name="P13">Évaluer les risques</text:p>
            </text:list-item>
            <text:list-item>
              <text:p text:style-name="P13">Identifier les ressources nécessaires aux tests</text:p>
            </text:list-item>
            <text:list-item>
              <text:p text:style-name="P13">Développer une stratégie de test</text:p>
            </text:list-item>
            <text:list-item>
              <text:p text:style-name="P13">Créer le calendrier de tests</text:p>
            </text:list-item>
            <text:list-item>
              <text:p text:style-name="P13">Générer le plan de test</text:p>
            </text:list-item>
          </text:list>
        </text:list-item>
        <text:list-item>
          <text:p text:style-name="P13">Concevoir les tests</text:p>
          <text:list>
            <text:list-item>
              <text:p text:style-name="P13">Analyser la charge de travail</text:p>
            </text:list-item>
            <text:list-item>
              <text:p text:style-name="P13">Identifier et décrire les cas de test</text:p>
            </text:list-item>
            <text:list-item>
              <text:p text:style-name="P13">Identifier et structurer les procédures de test</text:p>
            </text:list-item>
            <text:list-item>
              <text:p text:style-name="P13">Réviser la couverture des tests</text:p>
            </text:list-item>
          </text:list>
        </text:list-item>
        <text:list-item>
          <text:p text:style-name="P13">Implémenter les tests</text:p>
          <text:list>
            <text:list-item>
              <text:p text:style-name="P13">Enregistrer ou programmer les scripts de test</text:p>
            </text:list-item>
            <text:list-item>
              <text:p text:style-name="P13">Identifier les fonctionnalités propres au test dans les modèles de conception et d’implémentation.</text:p>
            </text:list-item>
            <text:list-item>
              <text:p text:style-name="P13">Établir des ensembles de données externes</text:p>
            </text:list-item>
          </text:list>
        </text:list-item>
        <text:list-item>
          <text:p text:style-name="P13">Exécuter les tests</text:p>
          <text:list>
            <text:list-item>
              <text:p text:style-name="P13">Exécuter les procédures de test</text:p>
            </text:list-item>
            <text:list-item>
              <text:p text:style-name="P13">Évaluer l’exécution des tests</text:p>
            </text:list-item>
            <text:list-item>
              <text:p text:style-name="P13">Récupérer les tests suspendus</text:p>
            </text:list-item>
            <text:list-item>
              <text:p text:style-name="P13">Vérifier les résultats</text:p>
            </text:list-item>
            <text:list-item>
              <text:p text:style-name="P13">Examiner les résultats non prévus</text:p>
            </text:list-item>
            <text:list-item>
              <text:p text:style-name="P13">Enregistrer les anomalies</text:p>
            </text:list-item>
          </text:list>
        </text:list-item>
        <text:list-item>
          <text:p text:style-name="P13">Évaluer les tests</text:p>
          <text:list>
            <text:list-item>
              <text:p text:style-name="P13">Évaluer la couverture des cas de tests</text:p>
            </text:list-item>
            <text:list-item>
              <text:p text:style-name="P13">Évaluer la couverture du code</text:p>
            </text:list-item>
            <text:list-item>
              <text:p text:style-name="P13">Analyser les anomalies</text:p>
            </text:list-item>
            <text:list-item>
              <text:p text:style-name="P13">Déterminer si les critères de complétion et de succès des tests ont été attein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Retrait_20_normal" style:display-name="Retrait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822cm"/>
          <style:tab-stop style:position="16.51cm" style:type="right"/>
        </style:tab-stops>
      </style:paragraph-properties>
      <style:text-properties fo:language="none" fo:country="none" style:language-asian="none" style:country-asian="none"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ullet1" style:family="paragraph" style:parent-style-name="Standard" style:list-style-name="WW8StyleNum">
      <style:paragraph-properties fo:margin-left="1.27cm" fo:margin-right="0cm" fo:text-indent="-0.762cm" style:auto-text-indent="false"/>
    </style:style>
    <style:style style:name="Tabletext" style:family="paragraph" style:parent-style-name="Standard">
      <style:paragraph-properties fo:margin-top="0cm" fo:margin-bottom="0.212cm" loext:contextual-spacing="false" fo:keep-together="always"/>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Explorateur_20_de_20_documents" style:display-name="Explorateur de documents"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rps_20_de_20_texte_20_2" style:display-name="Corps de texte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list-style-name="WW8Num6">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Titre_20_1_20_Numéroté" style:display-name="Titre 1 Numéroté" style:family="paragraph" style:parent-style-name="Heading_20_1" style:default-outline-level="" style:list-style-name="WW8Num11">
      <style:paragraph-properties fo:margin-top="0.423cm" fo:margin-bottom="0.106cm" loext:contextual-spacing="false" fo:line-height="100%" fo:orphans="2" fo:widows="2"/>
      <style:text-properties fo:font-size="16pt" fo:language="fr" fo:country="CA" style:letter-kerning="true" style:font-size-asian="16pt"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fo:font-size="12pt" fo:language="en" fo:country="CA" style:font-size-asian="12pt" style:font-size-complex="12pt"/>
    </style:style>
    <style:style style:name="Heading_20_1_20__28_user_29_" style:display-name="Heading 1 (user)" style:family="paragraph" style:parent-style-name="Standard">
      <style:paragraph-properties fo:margin-top="0.176cm" fo:margin-bottom="0.176cm" loext:contextual-spacing="false" fo:line-height="100%" fo:orphans="2" fo:widows="2"/>
      <style:text-properties fo:font-size="12pt" fo:language="fr" fo:country="CA" style:font-size-asian="12pt" style:font-size-complex="12pt"/>
    </style:style>
    <style:style style:name="body_20_text" style:display-name="body text" style:family="paragraph">
      <style:paragraph-properties fo:margin-top="0cm" fo:margin-bottom="0.212cm" loext:contextual-spacing="false" style:line-height-at-least="0.388cm" fo:keep-together="always" fo:orphans="2" fo:widows="2"/>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fr" fo:country="CA"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fo:language="fr" fo:country="CA"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language="fr" fo:country="CA"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language="fr" fo:country="CA"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language="fr" fo:country="CA" style:font-name-complex="Symbol" style:font-family-complex="Symbol" style:font-family-generic-complex="roman" style:font-pitch-complex="variable" style:font-charset-complex="x-symbol"/>
    </style:style>
    <style:style style:name="WW8Num11z0" style:family="text"/>
    <style:style style:name="WW8Num12z0" style:family="text">
      <style:text-properties style:font-name="Symbol" fo:font-family="Symbol" style:font-family-generic="roman" style:font-pitch="variable" style:font-charset="x-symbol" fo:language="fr" fo:country="CA"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fo:language="fr" fo:country="CA"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fr" fo:country="CA" style:font-name-complex="Symbol" style:font-family-complex="Symbol" style:font-family-generic-complex="roman" style:font-pitch-complex="variable" style:font-charset-complex="x-symbol"/>
    </style:style>
    <style:style style:name="WW8Num15z0" style:family="text">
      <style:text-properties fo:language="fr" fo:country="CA"/>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language="fr" fo:country="CA"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fr" fo:country="CA"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fo:language="fr" fo:country="CA"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style>
    <style:style style:name="Texte_20_de_20_bulles_20_Car" style:display-name="Texte de bulles C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text:style-name="WW8Num6z1" style:num-format="1" text:display-levels="2">
        <style:list-level-properties text:list-level-position-and-space-mode="label-alignment">
          <style:list-level-label-alignment text:label-followed-by="listtab"/>
        </style:list-level-properties>
      </text:list-level-style-number>
      <text:list-level-style-number text:level="3" text:style-name="WW8Num6z2" style:num-format="1" text:display-levels="3">
        <style:list-level-properties text:list-level-position-and-space-mode="label-alignment">
          <style:list-level-label-alignment text:label-followed-by="listtab"/>
        </style:list-level-properties>
      </text:list-level-style-number>
      <text:list-level-style-number text:level="4" text:style-name="WW8Num6z3" style:num-format="1" text:display-levels="4">
        <style:list-level-properties text:list-level-position-and-space-mode="label-alignment">
          <style:list-level-label-alignment text:label-followed-by="listtab"/>
        </style:list-level-properties>
      </text:list-level-style-number>
      <text:list-level-style-number text:level="5" text:style-name="WW8Num6z4" style:num-format="1" text:display-levels="5">
        <style:list-level-properties text:list-level-position-and-space-mode="label-alignment">
          <style:list-level-label-alignment text:label-followed-by="listtab"/>
        </style:list-level-properties>
      </text:list-level-style-number>
      <text:list-level-style-number text:level="6" text:style-name="WW8Num6z5" style:num-format="1" text:display-levels="6">
        <style:list-level-properties text:list-level-position-and-space-mode="label-alignment">
          <style:list-level-label-alignment text:label-followed-by="listtab"/>
        </style:list-level-properties>
      </text:list-level-style-number>
      <text:list-level-style-number text:level="7" text:style-name="WW8Num6z6" style:num-format="1" text:display-levels="7">
        <style:list-level-properties text:list-level-position-and-space-mode="label-alignment">
          <style:list-level-label-alignment text:label-followed-by="listtab"/>
        </style:list-level-properties>
      </text:list-level-style-number>
      <text:list-level-style-number text:level="8" text:style-name="WW8Num6z7" style:num-format="1" text:display-levels="8">
        <style:list-level-properties text:list-level-position-and-space-mode="label-alignment">
          <style:list-level-label-alignment text:label-followed-by="listtab"/>
        </style:list-level-properties>
      </text:list-level-style-number>
      <text:list-level-style-number text:level="9" text:style-name="WW8Num6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text:list-tab-stop-position="1.879cm" fo:text-indent="-1.244cm" fo:margin-left="1.879cm"/>
        </style:list-level-properties>
      </text:list-level-style-number>
      <text:list-level-style-number text:level="2" text:style-name="WW8Num11z0" style:num-format="I">
        <style:list-level-properties text:list-level-position-and-space-mode="label-alignment">
          <style:list-level-label-alignment text:label-followed-by="listtab" text:list-tab-stop-position="1.879cm" fo:text-indent="-1.244cm" fo:margin-left="1.879cm"/>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style:num-prefix="?"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20" style:family="table">
      <style:table-properties style:width="16.886cm" fo:margin-left="-0.203cm" table:align="left" style:writing-mode="lr-tb"/>
    </style:style>
    <style:style style:name="Tableau20.A" style:family="table-column">
      <style:table-column-properties style:column-width="11.252cm"/>
    </style:style>
    <style:style style:name="Tableau20.B" style:family="table-column">
      <style:table-column-properties style:column-width="5.634cm"/>
    </style:style>
    <style:style style:name="Tableau20.1" style:family="table-row">
      <style:table-row-properties fo:keep-together="auto"/>
    </style:style>
    <style:style style:name="Tableau20.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0.B1" style:family="table-cell">
      <style:table-cell-properties style:vertical-align="top" fo:padding-left="0.191cm" fo:padding-right="0.191cm" fo:padding-top="0cm" fo:padding-bottom="0cm" fo:border="0.75pt solid #000000" style:writing-mode="lr-tb"/>
    </style:style>
    <style:style style:name="Tableau19" style:family="table">
      <style:table-properties style:width="16.732cm" fo:margin-left="-0.191cm" table:align="left" style:writing-mode="lr-tb"/>
    </style:style>
    <style:style style:name="Tableau19.A" style:family="table-column">
      <style:table-column-properties style:column-width="5.577cm"/>
    </style:style>
    <style:style style:name="Tableau19.1" style:family="table-row">
      <style:table-row-properties fo:keep-together="auto"/>
    </style:style>
    <style:style style:name="Tableau19.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language="fr" fo:country="CA" officeooo:rsid="001972a4" officeooo:paragraph-rsid="001972a4"/>
    </style:style>
    <style:style style:name="MP2" style:family="paragraph" style:parent-style-name="Standard">
      <style:paragraph-properties fo:margin-left="0cm" fo:margin-right="-0.025cm" fo:margin-top="0.071cm" fo:margin-bottom="0cm" loext:contextual-spacing="false" fo:text-align="end" style:justify-single-word="false" fo:text-indent="0cm" style:auto-text-indent="false">
        <style:tab-stops>
          <style:tab-stop style:position="2.002cm"/>
        </style:tab-stops>
      </style:paragraph-properties>
    </style:style>
    <style:style style:name="MP3" style:family="paragraph" style:parent-style-name="Standard">
      <style:paragraph-properties>
        <style:tab-stops>
          <style:tab-stop style:position="3.254cm"/>
        </style:tab-stops>
      </style:paragraph-properties>
    </style:style>
    <style:style style:name="MP4" style:family="paragraph" style:parent-style-name="Standard">
      <style:paragraph-properties fo:text-align="end" style:justify-single-word="false"/>
    </style:style>
    <style:style style:name="MP5" style:family="paragraph" style:parent-style-name="Header">
      <style:text-properties fo:language="fr" fo:country="CA"/>
    </style:style>
    <style:style style:name="MP6" style:family="paragraph" style:parent-style-name="Standard">
      <style:paragraph-properties fo:margin-left="0cm" fo:margin-right="0.635cm" fo:text-indent="0cm" style:auto-text-indent="false"/>
      <style:text-properties fo:language="fr" fo:country="CA"/>
    </style:style>
    <style:style style:name="MP7" style:family="paragraph" style:parent-style-name="Standard">
      <style:paragraph-properties fo:text-align="center" style:justify-single-word="false"/>
    </style:style>
    <style:style style:name="MT1" style:family="text">
      <style:text-properties officeooo:rsid="001ba221"/>
    </style:style>
    <style:style style:name="MT2" style:family="text">
      <style:text-properties fo:language="fr" fo:country="CA"/>
    </style:style>
    <style:style style:name="MT3" style:family="text">
      <style:text-properties fo:language="fr" fo:country="CA" officeooo:rsid="001ba221"/>
    </style:style>
    <style:style style:name="MT4" style:family="text">
      <style:text-properties style:font-name="Symbol" style:font-name-asian="Symbol" style:font-name-complex="Symbol"/>
    </style:style>
    <style:style style:name="MT5" style:family="text"/>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107">
      <number:year number:style="long"/>
    </number:date-style>
  </office:automatic-styles>
  <office:master-styles>
    <style:master-page style:name="Standard" style:page-layout-name="Mpm1"/>
    <style:master-page style:name="Conversion_20_1" style:display-name="Conversion 1" style:page-layout-name="Mpm2">
      <style:header>
        <table:table table:name="Tableau20" table:style-name="Tableau20">
          <table:table-column table:style-name="Tableau20.A"/>
          <table:table-column table:style-name="Tableau20.B"/>
          <table:table-row table:style-name="Tableau20.1">
            <table:table-cell table:style-name="Tableau20.A1" office:value-type="string">
              <text:p text:style-name="MP1">Séc<text:span text:style-name="MT1">urité PHP</text:span></text:p>
            </table:table-cell>
            <table:table-cell table:style-name="Tableau20.B1" office:value-type="string">
              <text:p text:style-name="MP2"><text:span text:style-name="MT2">Version : </text:span><text:span text:style-name="MT3">1.0</text:span></text:p>
            </table:table-cell>
          </table:table-row>
          <table:table-row table:style-name="Tableau20.1">
            <table:table-cell table:style-name="Tableau20.A1" office:value-type="string">
              <text:p text:style-name="MP3"><text:span text:style-name="MT2"><text:title>Plan de tests</text:title></text:span><text:span text:style-name="MT2"><text:tab/></text:span></text:p>
            </table:table-cell>
            <table:table-cell table:style-name="Tableau20.B1" office:value-type="string">
              <text:p text:style-name="MP4"><text:span text:style-name="MT2">Date : </text:span><text:span text:style-name="MT2"><text:date style:data-style-name="N36" text:date-value="2019-12-11T12:37:18.210632535">2019-12-11</text:date></text:span></text:p>
            </table:table-cell>
          </table:table-row>
        </table:table>
        <text:p text:style-name="MP5"/>
      </style:header>
      <style:footer>
        <table:table table:name="Tableau19" table:style-name="Tableau19">
          <table:table-column table:style-name="Tableau19.A" table:number-columns-repeated="3"/>
          <table:table-row table:style-name="Tableau19.1">
            <table:table-cell table:style-name="Tableau19.A1" office:value-type="string">
              <text:p text:style-name="MP6">Confidentiel</text:p>
            </table:table-cell>
            <table:table-cell table:style-name="Tableau19.A1" office:value-type="string">
              <text:p text:style-name="MP7"><text:span text:style-name="MT4"></text:span><text:user-defined style:data-style-name="N0" text:name="Company">&lt;Nom de la compagnie&gt;</text:user-defined>, <text:date style:data-style-name="N107" text:date-value="2019-12-11T12:37:18.211853359">2019</text:date></text:p>
            </table:table-cell>
            <table:table-cell table:style-name="Tableau19.A1" office:value-type="string">
              <text:p text:style-name="MP4">Page <text:span text:style-name="Page_20_Number"><text:page-number text:select-page="current">10</text:page-number></text:span><text:span text:style-name="Page_20_Number"><text:s/>de </text:span><text:span text:style-name="Page_20_Number"><text:page-count style:num-format="1">10</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tests</dc:title>
    <dc:subject>&lt;Nom du projet&gt;</dc:subject>
    <meta:keyword/>
    <meta:initial-creator>&lt;Auteur&gt;</meta:initial-creator>
    <meta:creation-date>2017-07-05T10:38:00</meta:creation-date>
    <dc:date>2019-12-11T12:37:18.048711741</dc:date>
    <meta:print-date>2011-10-19T00:59:00</meta:print-date>
    <meta:editing-cycles>16</meta:editing-cycles>
    <meta:editing-duration>PT1H43M44S</meta:editing-duration>
    <meta:generator>LibreOffice/6.0.7.3$Linux_X86_64 LibreOffice_project/00m0$Build-3</meta:generator>
    <meta:document-statistic meta:table-count="13" meta:image-count="0" meta:object-count="0" meta:page-count="10" meta:paragraph-count="223" meta:word-count="1468" meta:character-count="9067" meta:non-whitespace-character-count="7863"/>
    <meta:user-defined meta:name="Version">&lt;1.0&gt;</meta:user-defined>
  </office:meta>
</office:document-meta>
</file>